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3.196cm"/>
    </style:style>
    <style:style style:name="co52" style:family="table-column">
      <style:table-column-properties fo:break-before="auto" style:column-width="10.52cm"/>
    </style:style>
    <style:style style:name="co53" style:family="table-column">
      <style:table-column-properties fo:break-before="auto" style:column-width="5.644cm"/>
    </style:style>
    <style:style style:name="co54" style:family="table-column">
      <style:table-column-properties fo:break-before="auto" style:column-width="16.321cm"/>
    </style:style>
    <style:style style:name="co55" style:family="table-column">
      <style:table-column-properties fo:break-before="auto" style:column-width="7.026cm"/>
    </style:style>
    <style:style style:name="co56" style:family="table-column">
      <style:table-column-properties fo:break-before="auto" style:column-width="10.245cm"/>
    </style:style>
    <style:style style:name="co57" style:family="table-column">
      <style:table-column-properties fo:break-before="auto" style:column-width="10.522cm"/>
    </style:style>
    <style:style style:name="co58" style:family="table-column">
      <style:table-column-properties fo:break-before="auto" style:column-width="9.544cm"/>
    </style:style>
    <style:style style:name="co59" style:family="table-column">
      <style:table-column-properties fo:break-before="auto" style:column-width="22.648cm"/>
    </style:style>
    <style:style style:name="co60" style:family="table-column">
      <style:table-column-properties fo:break-before="auto" style:column-width="6.98cm"/>
    </style:style>
    <style:style style:name="co61" style:family="table-column">
      <style:table-column-properties fo:break-before="auto" style:column-width="10.058cm"/>
    </style:style>
    <style:style style:name="co62" style:family="table-column">
      <style:table-column-properties fo:break-before="auto" style:column-width="9.022cm"/>
    </style:style>
    <style:style style:name="co63" style:family="table-column">
      <style:table-column-properties fo:break-before="auto" style:column-width="22.34cm"/>
    </style:style>
    <style:style style:name="co64" style:family="table-column">
      <style:table-column-properties fo:break-before="auto" style:column-width="3.902cm"/>
    </style:style>
    <style:style style:name="co65" style:family="table-column">
      <style:table-column-properties fo:break-before="auto" style:column-width="7.885cm"/>
    </style:style>
    <style:style style:name="co66" style:family="table-column">
      <style:table-column-properties fo:break-before="auto" style:column-width="13.15cm"/>
    </style:style>
    <style:style style:name="co67" style:family="table-column">
      <style:table-column-properties fo:break-before="auto" style:column-width="8.338cm"/>
    </style:style>
    <style:style style:name="co68" style:family="table-column">
      <style:table-column-properties fo:break-before="auto" style:column-width="20.9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0.841cm" fo:break-before="auto" style:use-optimal-row-height="true"/>
    </style:style>
    <style:style style:name="ro29" style:family="table-row">
      <style:table-row-properties style:row-height="1.236cm" fo:break-before="auto" style:use-optimal-row-height="true"/>
    </style:style>
    <style:style style:name="ro30" style:family="table-row">
      <style:table-row-properties style:row-height="4.001cm" fo:break-before="auto" style:use-optimal-row-height="true"/>
    </style:style>
    <style:style style:name="ro31" style:family="table-row">
      <style:table-row-properties style:row-height="3.605cm" fo:break-before="auto" style:use-optimal-row-height="true"/>
    </style:style>
    <style:style style:name="ro32" style:family="table-row">
      <style:table-row-properties style:row-height="3.133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45" style:family="table-row">
      <style:table-row-properties style:row-height="0.473cm" fo:break-before="auto" style:use-optimal-row-height="true"/>
    </style:style>
    <style:style style:name="ro46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184cm" fo:break-before="auto" style:use-optimal-row-height="true"/>
    </style:style>
    <style:style style:name="ro37" style:family="table-row">
      <style:table-row-properties style:row-height="2.263cm" fo:break-before="auto" style:use-optimal-row-height="true"/>
    </style:style>
    <style:style style:name="ro38" style:family="table-row">
      <style:table-row-properties style:row-height="2.947cm" fo:break-before="auto" style:use-optimal-row-height="true"/>
    </style:style>
    <style:style style:name="ro39" style:family="table-row">
      <style:table-row-properties style:row-height="3.632cm" fo:break-before="auto" style:use-optimal-row-height="true"/>
    </style:style>
    <style:style style:name="ro40" style:family="table-row">
      <style:table-row-properties style:row-height="4.316cm" fo:break-before="auto" style:use-optimal-row-height="true"/>
    </style:style>
    <style:style style:name="ro41" style:family="table-row">
      <style:table-row-properties style:row-height="5.001cm" fo:break-before="auto" style:use-optimal-row-height="true"/>
    </style:style>
    <style:style style:name="ro42" style:family="table-row">
      <style:table-row-properties style:row-height="1.579cm" fo:break-before="auto" style:use-optimal-row-height="true"/>
    </style:style>
    <style:style style:name="ro43" style:family="table-row">
      <style:table-row-properties style:row-height="3.3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>
      <style:table-cell-properties fo:background-color="#ffcc99" style:vertical-align="top"/>
    </style:style>
    <style:style style:name="ce5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style:text-align-source="value-type" style:repeat-content="false" style:vertical-align="top"/>
    </style:style>
    <style:style style:name="ce54" style:family="table-cell" style:parent-style-name="Default">
      <style:table-cell-properties style:text-align-source="value-type" style:repeat-content="false" fo:background-color="transparent" style:vertical-align="top"/>
    </style:style>
    <style:style style:name="ce59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4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5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7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76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7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8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5" style:family="table-cell" style:parent-style-name="Default">
      <style:table-cell-properties fo:background-color="#ccff66" style:text-align-source="value-type" style:repeat-content="false" style:vertical-align="top"/>
    </style:style>
    <style:style style:name="ce9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cff66" style:vertical-align="top"/>
    </style:style>
    <style:style style:name="ce98" style:family="table-cell" style:parent-style-name="Default">
      <style:table-cell-properties fo:background-color="#9999ff" style:vertical-align="top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06" style:family="table-cell" style:parent-style-name="Default">
      <style:table-cell-properties fo:background-color="#ff3333" style:vertical-align="top"/>
    </style:style>
    <style:style style:name="ce109" style:family="table-cell" style:parent-style-name="Default">
      <style:table-cell-properties style:vertical-align="top"/>
      <style:text-properties fo:color="#ff9900"/>
    </style:style>
    <style:style style:name="ce110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1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2" style:family="table-cell" style:parent-style-name="Default">
      <style:table-cell-properties style:vertical-align="top"/>
      <style:text-properties fo:color="#5983b0"/>
    </style:style>
    <style:style style:name="ce113" style:family="table-cell" style:parent-style-name="Default">
      <style:table-cell-properties fo:background-color="#99ccff" style:vertical-align="top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7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5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3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4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" style:family="text">
      <style:text-properties fo:color="#800080" style:font-name="DejaVu Sans Mono" fo:font-size="8.5pt" style:font-name-asian="DejaVu Sans Mono" style:font-size-asian="8.5pt" style:font-name-complex="DejaVu Sans Mono" style:font-size-complex="8.5pt"/>
    </style:style>
    <style:style style:name="T10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1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8000" style:font-name-asian="DejaVu Sans Mono" style:font-size-asian="8.5pt" style:font-name-complex="DejaVu Sans Mono" style:font-size-complex="8.5pt"/>
    </style:style>
    <style:style style:name="T20" style:family="text">
      <style:text-properties fo:color="#000000" style:font-name-asian="DejaVu Sans Mono" style:font-size-asian="8.5pt" style:font-name-complex="DejaVu Sans Mono" style:font-size-complex="8.5pt"/>
    </style:style>
    <style:style style:name="T21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2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3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4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5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7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28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29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0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5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7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8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43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48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8000" style:font-name-asian="DejaVu Sans Mono" style:font-size-asian="8.5pt" style:font-name-complex="DejaVu Sans Mono" style:font-size-complex="8.5pt"/>
    </style:style>
    <style:style style:name="T52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64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5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7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8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6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8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71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3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4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75" style:family="text">
      <style:text-properties fo:color="#ff8c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80008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name-complex="Tahoma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a933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size-asian="8.5pt" style:font-weight-asian="bold" style:font-name-complex="DejaVu Sans Mono" style:font-size-complex="8.5pt" style:font-weight-complex="bold"/>
    </style:style>
    <style:style style:name="T105" style:family="text">
      <style:text-properties style:font-name-asian="DejaVu Sans Mono" style:font-size-asian="8.5pt" style:font-weight-asian="bold" style:font-name-complex="DejaVu Sans Mono" style:font-size-complex="8.5pt" style:font-weight-complex="bold"/>
    </style:style>
    <style:style style:name="T10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2b91af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-asian="Consolas" style:font-size-asian="9.5pt" style:font-name-complex="Consolas" style:font-size-complex="9.5pt"/>
    </style:style>
    <style:style style:name="T125" style:family="text">
      <style:text-properties style:text-position="super 58%"/>
    </style:style>
    <style:style style:name="T126" style:family="text">
      <style:text-properties fo:color="#5983b0"/>
    </style:style>
    <style:style style:name="T1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129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30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31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32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3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3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35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36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3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38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9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0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4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44" style:family="text">
      <style:text-properties fo:color="#008000" style:font-name-asian="DejaVu Sans Mono" style:font-name-complex="DejaVu Sans Mono" style:font-size-asian="8.5pt" style:font-size-complex="8.5pt"/>
    </style:style>
    <style:style style:name="T145" style:family="text">
      <style:text-properties style:font-name-asian="DejaVu Sans Mono" style:font-name-complex="DejaVu Sans Mono" style:font-size-asian="8.5pt" style:font-size-complex="8.5pt" fo:color="#000000"/>
    </style:style>
    <style:style style:name="T146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47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4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49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5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1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5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5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5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5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5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6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61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62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6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6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7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7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17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7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17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17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176" style:family="text">
      <style:text-properties style:font-name-asian="DejaVu Sans Mono" style:font-name-complex="DejaVu Sans Mono" style:font-size-asian="8.5pt" style:font-size-complex="8.5pt" fo:color="#008000"/>
    </style:style>
    <style:style style:name="T17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17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17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18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18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18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1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1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1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1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18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8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9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91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9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1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1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195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6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97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98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99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00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20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05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2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20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20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21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21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2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2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219" style:family="text">
      <style:text-properties fo:color="#00a933" fo:font-weight="bold" style:font-weight-asian="bold" style:font-weight-complex="bold"/>
    </style:style>
    <style:style style:name="T22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21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22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22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6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228" style:family="text">
      <style:text-properties fo:color="#ce181e" fo:font-weight="bold" style:font-weight-asian="bold" style:font-weight-complex="bold"/>
    </style:style>
    <style:style style:name="T229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230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231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2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2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2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23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2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3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2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24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242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2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2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245" style:family="text">
      <style:text-properties style:font-name-asian="Consolas" style:font-name-complex="Consolas" style:font-size-asian="9.5pt" style:font-size-complex="9.5pt"/>
    </style:style>
    <style:style style:name="T246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27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27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27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27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27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27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27">Message</text:span> that serial COM port is no longer available</text:p>
            <text:p><text:span text:style-name="T127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27">Message</text:span> that serial COM port is no longer available</text:p>
            <text:p><text:span text:style-name="T127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27">This additional test to the automatic performed tests is required</text:span></text:p>
            <text:p><text:span text:style-name="T127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27"> &gt; 1st terminal remote host = [broadcast]</text:span></text:p>
            <text:p> &gt; 1st terminal ports = 10000 / 10001</text:p>
            <text:p><text:span text:style-name="T127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27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27"> &gt; 1st terminal remote host = 192.168.168.255</text:span></text:p>
            <text:p> &gt; 1st terminal ports = 10000 / 10001</text:p>
            <text:p><text:span text:style-name="T127"> &gt; 1st terminal interface = related network interface</text:span></text:p>
            <text:p><text:span text:style-name="T127"> &gt; 2nd terminal remote host = 192.168.168.255</text:span></text:p>
            <text:p> &gt; 2nd terminal ports = 10001 / 10000</text:p>
            <text:p><text:span text:style-name="T127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27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27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27"> &gt; Remote host = 192.168.168.255</text:span></text:p>
            <text:p><text:span text:style-name="T127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27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27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27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27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27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27">Create a UDP Server</text:span></text:p>
            <text:p><text:span text:style-name="T127"> &gt; Local port = 10000</text:span></text:p>
            <text:p><text:span text:style-name="T127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27">[On YAT DevelopmentComputer]</text:span></text:p>
            <text:p>Create a terminal using UDP/IP Client</text:p>
            <text:p> &gt; Remote host = [broadcast]</text:p>
            <text:p><text:span text:style-name="T127"> &gt; Remote port = 10000</text:span></text:p>
            <text:p><text:span text:style-name="T127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27">[On YAT TestLaptop]</text:span></text:p>
            <text:p><text:span text:style-name="T127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27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27">Message that interface</text:span> is no longer available</text:p>
            <text:p><text:span text:style-name="T127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27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27">This additional test to the automatic performed tests is required</text:span></text:p>
            <text:p><text:span text:style-name="T127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27">No XOn/XOff characters are shown</text:span></text:p>
            <text:p><text:span text:style-name="T127">No additional line breaks are shown</text:span></text:p>
            <text:p><text:span text:style-name="T127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128">&lt;NUL&gt;</text:span><text:span text:style-name="T129">I4</text:span><text:span text:style-name="T130"> </text:span><text:span text:style-name="T131">(3)</text:span></text:p>
            <text:p><text:span text:style-name="T132">&lt;NUL&gt;&lt;NUL&gt;&lt;NUL&gt;</text:span><text:span text:style-name="T133"> </text:span><text:span text:style-name="T134">(3)</text:span></text:p>
            <text:p><text:span text:style-name="T135">&lt;NUL&gt;</text:span><text:span text:style-name="T136">I4 A "Y</text:span><text:span text:style-name="T137">&lt;NUL&gt;</text:span><text:span text:style-name="T136">AT.8"</text:span><text:span text:style-name="T130"> </text:span><text:span text:style-name="T131">(14)</text:span></text:p>
            <text:p><text:span text:style-name="T135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128">&lt;SOH&gt;</text:span><text:span text:style-name="T129">I4</text:span><text:span text:style-name="T130"> </text:span><text:span text:style-name="T131">(3)</text:span></text:p>
            <text:p><text:span text:style-name="T128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27">Data is sent but ES is received</text:span></text:p>
            <text:p>Response includes terminating zero and filler bytes</text:p>
            <text:p><text:span text:style-name="T138">I4</text:span><text:span text:style-name="T130"> </text:span><text:span text:style-name="T131">(2)</text:span></text:p>
            <text:p><text:span text:style-name="T132">&lt;NUL&gt;&lt;NUL&gt;&lt;NUL&gt;&lt;NUL&gt;</text:span><text:span text:style-name="T133"> </text:span><text:span text:style-name="T134">(4)</text:span></text:p>
            <text:p><text:span text:style-name="T139">&lt;NUL&gt;</text:span><text:span text:style-name="T136">ES</text:span><text:span text:style-name="T130"> </text:span><text:span text:style-name="T131">(3)</text:span></text:p>
            <text:p><text:span text:style-name="T139">&lt;NUL&gt;&lt;NUL&gt;&lt;NUL&gt;</text:span><text:span text:style-name="T133"> </text:span><text:span text:style-name="T134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128">&lt;NUL&gt;</text:span><text:span text:style-name="T129">I4</text:span><text:span text:style-name="T130"> </text:span><text:span text:style-name="T131">(3)</text:span></text:p>
            <text:p><text:span text:style-name="T132">&lt;NUL&gt;&lt;NUL&gt;&lt;NUL&gt;</text:span><text:span text:style-name="T133"> </text:span><text:span text:style-name="T134">(3)</text:span></text:p>
            <text:p><text:span text:style-name="T139">&lt;NUL&gt;</text:span><text:span text:style-name="T136">I4 A "Y</text:span><text:span text:style-name="T137">&lt;NUL&gt;</text:span><text:span text:style-name="T136">AT.8"</text:span><text:span text:style-name="T130"> </text:span><text:span text:style-name="T131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27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27">Message</text:span> that device is no longer available</text:p>
            <text:p><text:span text:style-name="T127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27">Message that device </text:span>is no longer available</text:p>
            <text:p><text:span text:style-name="T127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40">(&lt;TS&gt;)</text:span><text:span text:style-name="T141"> </text:span><text:span text:style-name="T142">ABC</text:span><text:span text:style-name="T143">&lt;BEL&gt;      </text:span><text:span text:style-name="T142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41h</text:span><text:span text:style-name="T147"> </text:span><text:span text:style-name="T146">42h</text:span><text:span text:style-name="T147"> </text:span><text:span text:style-name="T146">43h 07h 08h 09h</text:span><text:span text:style-name="T147"> </text:span><text:span text:style-name="T146">58h</text:span><text:span text:style-name="T147"> </text:span><text:span text:style-name="T146">59h</text:span><text:span text:style-name="T147"> </text:span><text:span text:style-name="T146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A</text:span><text:span text:style-name="T147"> </text:span><text:span text:style-name="T146">B</text:span><text:span text:style-name="T147"> </text:span><text:span text:style-name="T146">C</text:span><text:span text:style-name="T147"> </text:span><text:span text:style-name="T148">&lt;BEL&gt;</text:span><text:span text:style-name="T149">        </text:span><text:span text:style-name="T146">X</text:span><text:span text:style-name="T147"> </text:span><text:span text:style-name="T146">Y</text:span><text:span text:style-name="T147"> </text:span><text:span text:style-name="T146">Z</text:span></text:p>
            <text:p><text:span text:style-name="T150">Separators !!</text:span></text:p>
          </table:table-cell>
          <table:table-cell office:value-type="string" calcext:value-type="string">
            <text:p><text:span text:style-name="T127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ABC</text:span><text:span text:style-name="T151">&lt;BEL&gt;      </text:span><text:span text:style-name="T146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52">(&lt;TS&gt;)</text:span><text:span text:style-name="T153"> </text:span><text:span text:style-name="T154">ABCD</text:span><text:span text:style-name="T155">&lt;BEL&gt;</text:span><text:span text:style-name="T154">XYZ</text:span></text:p>
          </table:table-cell>
          <table:table-cell office:value-type="string" calcext:value-type="string">
            <text:p><text:span text:style-name="T127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41h</text:span><text:span text:style-name="T147"> </text:span><text:span text:style-name="T146">42h</text:span><text:span text:style-name="T147"> </text:span><text:span text:style-name="T146">43h 07h 08h 09h</text:span><text:span text:style-name="T147"> </text:span><text:span text:style-name="T146">58h</text:span><text:span text:style-name="T147"> </text:span><text:span text:style-name="T146">59h</text:span><text:span text:style-name="T147"> </text:span><text:span text:style-name="T146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A</text:span><text:span text:style-name="T147"> </text:span><text:span text:style-name="T146">B</text:span><text:span text:style-name="T147"> </text:span><text:span text:style-name="T146">C</text:span><text:span text:style-name="T147"> </text:span><text:span text:style-name="T146">D</text:span><text:span text:style-name="T147"> </text:span><text:span text:style-name="T148">&lt;BEL&gt; </text:span><text:span text:style-name="T146">X</text:span><text:span text:style-name="T147"> </text:span><text:span text:style-name="T146">Y</text:span><text:span text:style-name="T147"> </text:span><text:span text:style-name="T146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Revert</text:span> radix to [Str]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ABCD</text:span><text:span text:style-name="T151">&lt;BEL&gt;</text:span><text:span text:style-name="T146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156">(&lt;TS&gt;)</text:span><text:span text:style-name="T157"> </text:span><text:span text:style-name="T158">ABCDE</text:span></text:p>
            <text:p><text:span text:style-name="T156">(&lt;TS&gt;)</text:span><text:span text:style-name="T157"> </text:span><text:span text:style-name="T158">ABCD</text:span></text:p>
            <text:p><text:span text:style-name="T156">(&lt;TS&gt;)</text:span><text:span text:style-name="T157"> </text:span><text:span text:style-name="T158">ABC</text:span></text:p>
            <text:p><text:span text:style-name="T156">(&lt;TS&gt;)</text:span><text:span text:style-name="T157"> </text:span><text:span text:style-name="T158">AB</text:span></text:p>
            <text:p><text:span text:style-name="T156">(&lt;TS&gt;)</text:span><text:span text:style-name="T157"> </text:span><text:span text:style-name="T158">A</text:span></text:p>
            <text:p><text:span text:style-name="T156">(&lt;TS&gt;)</text:span><text:span text:style-name="T157"> </text:span></text:p>
            <text:p><text:span text:style-name="T156">(&lt;TS&gt;)</text:span><text:span text:style-name="T157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44">(&lt;TS&gt;)</text:span><text:span text:style-name="T145"> </text:span><text:span text:style-name="T146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156">(&lt;TS&gt;)</text:span><text:span text:style-name="T157"> </text:span><text:span text:style-name="T158">ABCDE</text:span></text:p>
            <text:p><text:span text:style-name="T156">(&lt;TS&gt;)</text:span><text:span text:style-name="T157"> </text:span><text:span text:style-name="T158">ABCD</text:span></text:p>
            <text:p><text:span text:style-name="T156">(&lt;TS&gt;)</text:span><text:span text:style-name="T157"> </text:span><text:span text:style-name="T158">ABC</text:span></text:p>
            <text:p><text:span text:style-name="T156">(&lt;TS&gt;)</text:span><text:span text:style-name="T157"> </text:span><text:span text:style-name="T158">AB</text:span></text:p>
            <text:p><text:span text:style-name="T156">(&lt;TS&gt;)</text:span><text:span text:style-name="T157"> </text:span><text:span text:style-name="T158">A</text:span></text:p>
            <text:p><text:span text:style-name="T156">(&lt;TS&gt;)</text:span><text:span text:style-name="T157"> </text:span></text:p>
            <text:p><text:span text:style-name="T156">(&lt;TS&gt;)</text:span><text:span text:style-name="T157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156">(&lt;TS&gt;)</text:span><text:span text:style-name="T157"> </text:span><text:span text:style-name="T154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156">(&lt;TS&gt;)</text:span><text:span text:style-name="T157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27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40">(&lt;TS&gt;)</text:span><text:span text:style-name="T141"> </text:span><text:span text:style-name="T154">ABC</text:span><text:span text:style-name="T155">&lt;BEL&gt;      </text:span><text:span text:style-name="T154">XYZ</text:span></text:p>
            <text:p><text:span text:style-name="T140">(&lt;TS&gt;)</text:span><text:span text:style-name="T141"> </text:span><text:span text:style-name="T154">ABCD</text:span><text:span text:style-name="T155">&lt;BEL&gt;</text:span><text:span text:style-name="T154">XYZ</text:span></text:p>
            <text:p><text:span text:style-name="T140">(&lt;TS&gt;)</text:span><text:span text:style-name="T141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7">Send empty (EOL) </text:span>[Enter]</text:p>
          </table:table-cell>
          <table:table-cell table:style-name="ce6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In receiving terminal, enable [S</text:span>how Length (Character Count)]</text:p>
          </table:table-cell>
          <table:table-cell table:style-name="ce68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152">(&lt;TS&gt;)</text:span><text:span text:style-name="T153"> </text:span><text:span text:style-name="T154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152">(&lt;TS&gt;)</text:span><text:span text:style-name="T153"> </text:span><text:span text:style-name="T154">A</text:span><text:span text:style-name="T155">&lt;CR&gt;</text:span><text:span text:style-name="T154">B</text:span><text:span text:style-name="T155">&lt;LF&gt;</text:span><text:span text:style-name="T154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Send empty (EOL) </text:span>[Enter]</text:p>
          </table:table-cell>
          <table:table-cell table:style-name="ce69" office:value-type="string" calcext:value-type="string">
            <text:p><text:span text:style-name="T152">(&lt;TS&gt;)</text:span><text:span text:style-name="T153"> </text:span><text:span text:style-name="T154">A</text:span><text:span text:style-name="T155">&lt;CR&gt;</text:span><text:span text:style-name="T154">B</text:span><text:span text:style-name="T155">&lt;LF&gt;</text:span><text:span text:style-name="T154">C</text:span><text:span text:style-name="T130"> </text:span><text:span text:style-name="T131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152">(&lt;TS&gt;)</text:span><text:span text:style-name="T153"> </text:span><text:span text:style-name="T154">A</text:span><text:span text:style-name="T130"> </text:span><text:span text:style-name="T159">&lt;CR&gt;</text:span><text:span text:style-name="T160"> </text:span><text:span text:style-name="T154">B</text:span><text:span text:style-name="T130"> </text:span><text:span text:style-name="T159">&lt;LF&gt;</text:span><text:span text:style-name="T160"> </text:span><text:span text:style-name="T154">C</text:span><text:span text:style-name="T130"> </text:span><text:span text:style-name="T131">(5)</text:span></text:p>
            <text:p><text:span text:style-name="T150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152">(&lt;TS&gt;)</text:span><text:span text:style-name="T153"> </text:span><text:span text:style-name="T154">41h 0Dh</text:span><text:span text:style-name="T130"> </text:span><text:span text:style-name="T154">42h 0Ah</text:span><text:span text:style-name="T130"> </text:span><text:span text:style-name="T154">43h</text:span><text:span text:style-name="T130"> </text:span><text:span text:style-name="T131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Revert</text:span> radix to [Str]</text:p>
          </table:table-cell>
          <table:table-cell table:style-name="ce69" office:value-type="string" calcext:value-type="string">
            <text:p><text:span text:style-name="T152">(&lt;TS&gt;)</text:span><text:span text:style-name="T153"> </text:span><text:span text:style-name="T154">A</text:span><text:span text:style-name="T155">&lt;CR&gt;</text:span><text:span text:style-name="T154">B</text:span><text:span text:style-name="T155">&lt;LF&gt;</text:span><text:span text:style-name="T154">C</text:span><text:span text:style-name="T130"> </text:span><text:span text:style-name="T131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152">(&lt;TS&gt;)</text:span><text:span text:style-name="T153"> </text:span><text:span text:style-name="T154">A</text:span><text:span text:style-name="T155">&lt;CR&gt;</text:span><text:span text:style-name="T154">B</text:span><text:span text:style-name="T155">&lt;LF&gt;</text:span><text:span text:style-name="T154">C</text:span><text:span text:style-name="T155">&lt;CR&gt;&lt;LF&gt;</text:span><text:span text:style-name="T160"> </text:span><text:span text:style-name="T131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7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161">A</text:span></text:p>
            <text:p><text:span text:style-name="T161">AB</text:span></text:p>
            <text:p><text:span text:style-name="T161">ABC</text:span></text:p>
            <text:p><text:span text:style-name="T161">ABCD</text:span></text:p>
            <text:p><text:span text:style-name="T161">ABCDE</text:span></text:p>
            <text:p><text:span text:style-name="T161">ABCDEF</text:span></text:p>
            <text:p><text:span text:style-name="T161">ABCDEFG</text:span></text:p>
            <text:p><text:span text:style-name="T161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161">A</text:span></text:p>
            <text:p><text:span text:style-name="T161">AB</text:span></text:p>
            <text:p><text:span text:style-name="T161">ABC</text:span></text:p>
            <text:p><text:span text:style-name="T161">ABCD</text:span></text:p>
            <text:p><text:span text:style-name="T161">ABCD</text:span></text:p>
            <text:p><text:span text:style-name="T161">E</text:span></text:p>
            <text:p><text:span text:style-name="T161">ABCD</text:span></text:p>
            <text:p><text:span text:style-name="T161">EF</text:span></text:p>
            <text:p><text:span text:style-name="T161">ABCD</text:span></text:p>
            <text:p><text:span text:style-name="T161">EFG</text:span></text:p>
            <text:p><text:span text:style-name="T161">ABCD</text:span></text:p>
            <text:p><text:span text:style-name="T161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162">A</text:span><text:span text:style-name="T147"> </text:span><text:span text:style-name="T163">(1)</text:span></text:p>
            <text:p><text:span text:style-name="T162">AB</text:span><text:span text:style-name="T147"> </text:span><text:span text:style-name="T163">(2)</text:span></text:p>
            <text:p><text:span text:style-name="T162">ABC</text:span><text:span text:style-name="T147"> </text:span><text:span text:style-name="T163">(3)</text:span></text:p>
            <text:p><text:span text:style-name="T162">ABCD</text:span><text:span text:style-name="T147"> </text:span><text:span text:style-name="T163">(4)</text:span></text:p>
            <text:p><text:span text:style-name="T162">ABCD</text:span><text:span text:style-name="T147"> </text:span><text:span text:style-name="T163">(4)</text:span></text:p>
            <text:p><text:span text:style-name="T162">E</text:span><text:span text:style-name="T147"> </text:span><text:span text:style-name="T163">(1)</text:span></text:p>
            <text:p><text:span text:style-name="T162">ABCD</text:span><text:span text:style-name="T147"> </text:span><text:span text:style-name="T163">(4)</text:span></text:p>
            <text:p><text:span text:style-name="T162">EF</text:span><text:span text:style-name="T147"> </text:span><text:span text:style-name="T163">(2)</text:span></text:p>
            <text:p><text:span text:style-name="T162">ABCD</text:span><text:span text:style-name="T147"> </text:span><text:span text:style-name="T163">(4)</text:span></text:p>
            <text:p><text:span text:style-name="T162">EFG</text:span><text:span text:style-name="T147"> </text:span><text:span text:style-name="T163">(3)</text:span></text:p>
            <text:p><text:span text:style-name="T162">ABCD</text:span><text:span text:style-name="T147"> </text:span><text:span text:style-name="T163">(4)</text:span></text:p>
            <text:p><text:span text:style-name="T162">EFGH</text:span><text:span text:style-name="T147"> </text:span><text:span text:style-name="T163">(4)</text:span></text:p>
          </table:table-cell>
          <table:table-cell office:value-type="string" calcext:value-type="string">
            <text:p/>
            <text:p/>
            <text:p><text:span text:style-name="T127">Empty lines with EOL chars only must not be shown, i.e. no </text:span><text:span text:style-name="T194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1">A</text:span><text:span text:style-name="T137">&lt;CR&gt;&lt;LF&gt;</text:span><text:span text:style-name="T160"> </text:span><text:span text:style-name="T131">(3)</text:span></text:p>
            <text:p><text:span text:style-name="T161">AB</text:span><text:span text:style-name="T137">&lt;CR&gt;&lt;LF&gt;</text:span><text:span text:style-name="T160"> </text:span><text:span text:style-name="T131">(4)</text:span></text:p>
            <text:p><text:span text:style-name="T161">ABC</text:span><text:span text:style-name="T137">&lt;CR&gt;</text:span><text:span text:style-name="T160"> </text:span><text:span text:style-name="T131">(4)</text:span></text:p>
            <text:p><text:span text:style-name="T139">&lt;LF&gt;</text:span><text:span text:style-name="T133"> </text:span><text:span text:style-name="T134">(1)</text:span></text:p>
            <text:p><text:span text:style-name="T161">ABCD</text:span><text:span text:style-name="T130"> </text:span><text:span text:style-name="T131">(4)</text:span></text:p>
            <text:p><text:span text:style-name="T139">&lt;CR&gt;&lt;LF&gt;</text:span><text:span text:style-name="T133"> </text:span><text:span text:style-name="T134">(2)</text:span></text:p>
            <text:p><text:span text:style-name="T161">ABCD</text:span><text:span text:style-name="T130"> </text:span><text:span text:style-name="T131">(4)</text:span></text:p>
            <text:p><text:span text:style-name="T161">E</text:span><text:span text:style-name="T137">&lt;CR&gt;&lt;LF&gt;</text:span><text:span text:style-name="T160"> </text:span><text:span text:style-name="T131">(3)</text:span></text:p>
            <text:p><text:span text:style-name="T161">ABCD</text:span><text:span text:style-name="T130"> </text:span><text:span text:style-name="T131">(4)</text:span></text:p>
            <text:p><text:span text:style-name="T161">EF</text:span><text:span text:style-name="T137">&lt;CR&gt;&lt;LF&gt;</text:span><text:span text:style-name="T160"> </text:span><text:span text:style-name="T131">(4)</text:span></text:p>
            <text:p><text:span text:style-name="T161">ABCD</text:span><text:span text:style-name="T130"> </text:span><text:span text:style-name="T131">(4)</text:span></text:p>
            <text:p><text:span text:style-name="T161">EFG</text:span><text:span text:style-name="T137">&lt;CR&gt;</text:span><text:span text:style-name="T160"> </text:span><text:span text:style-name="T131">(4)</text:span></text:p>
            <text:p><text:span text:style-name="T139">&lt;LF&gt;</text:span><text:span text:style-name="T133"> </text:span><text:span text:style-name="T134">(1)</text:span></text:p>
            <text:p><text:span text:style-name="T161">ABCD</text:span><text:span text:style-name="T130"> </text:span><text:span text:style-name="T131">(4)</text:span></text:p>
            <text:p><text:span text:style-name="T161">EFGH</text:span><text:span text:style-name="T130"> </text:span><text:span text:style-name="T131">(4)</text:span></text:p>
            <text:p><text:span text:style-name="T139">&lt;CR&gt;&lt;LF&gt;</text:span><text:span text:style-name="T133"> </text:span><text:span text:style-name="T134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7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27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161">A</text:span><text:span text:style-name="T130"> </text:span><text:span text:style-name="T131">(1)</text:span></text:p>
            <text:p><text:span text:style-name="T161">AB</text:span><text:span text:style-name="T130"> </text:span><text:span text:style-name="T131">(2)</text:span></text:p>
            <text:p><text:span text:style-name="T161">ABC</text:span><text:span text:style-name="T130"> </text:span><text:span text:style-name="T131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161">A</text:span><text:span text:style-name="T137">&lt;CR&gt;&lt;LF&gt;</text:span><text:span text:style-name="T160"> </text:span><text:span text:style-name="T131">(3)</text:span></text:p>
            <text:p><text:span text:style-name="T161">AB</text:span><text:span text:style-name="T130"> </text:span><text:span text:style-name="T131">(2)</text:span></text:p>
            <text:p><text:span text:style-name="T161">ABC</text:span><text:span text:style-name="T137">&lt;CR&gt;&lt;LF&gt;</text:span><text:span text:style-name="T160"> </text:span><text:span text:style-name="T131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161">A</text:span><text:span text:style-name="T137">&lt;CR&gt;&lt;LF&gt;</text:span><text:span text:style-name="T160"> </text:span><text:span text:style-name="T131">(3)</text:span></text:p>
            <text:p><text:span text:style-name="T161">AB</text:span><text:span text:style-name="T130"> </text:span><text:span text:style-name="T131">(2)</text:span></text:p>
            <text:p><text:span text:style-name="T161">ABC</text:span><text:span text:style-name="T137">&lt;CR&gt;&lt;LF&gt;</text:span><text:span text:style-name="T160"> </text:span><text:span text:style-name="T131">(5)</text:span></text:p>
            <text:p><text:span text:style-name="T161">ABCD</text:span><text:span text:style-name="T130"> </text:span><text:span text:style-name="T131">(4)</text:span></text:p>
          </table:table-cell>
          <table:table-cell office:value-type="string" calcext:value-type="string">
            <text:p/>
            <text:p/>
            <text:p><text:span text:style-name="T140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161">A</text:span><text:span text:style-name="T130"> </text:span><text:span text:style-name="T131">(1)</text:span></text:p>
            <text:p><text:span text:style-name="T139">&lt;CR&gt;</text:span><text:span text:style-name="T136">B</text:span><text:span text:style-name="T130"> </text:span><text:span text:style-name="T131">(2)</text:span></text:p>
          </table:table-cell>
          <table:table-cell office:value-type="string" calcext:value-type="string">
            <text:p><text:span text:style-name="T205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164">@</text:span><text:span text:style-name="T16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164">@</text:span><text:span text:style-name="T16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161">\h</text:span><text:span text:style-name="T13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161">\h(</text:span><text:span text:style-name="T13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161">\h(4</text:span><text:span text:style-name="T13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161">\h(40</text:span><text:span text:style-name="T13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161">\h(40)</text:span><text:span text:style-name="T137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27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27">A [Enter]</text:span></text:p>
            <text:p><text:span text:style-name="T127">B [Enter]</text:span></text:p>
          </table:table-cell>
          <table:table-cell table:style-name="ce68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67">A</text:span><text:span text:style-name="T130"> </text:span><text:span text:style-name="T131">(1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B</text:span><text:span text:style-name="T168"> </text:span><text:span text:style-name="T169">(1)</text:span></text:p>
          </table:table-cell>
          <table:table-cell table:style-name="ce68"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B</text:span><text:span text:style-name="T168"> </text:span><text:span text:style-name="T169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B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 </text:span><text:span text:style-name="T171">&lt;NUL&gt;</text:span></text:p>
            <text:p><text:span text:style-name="T150">No length yet !!</text:span></text:p>
            <text:p><text:span text:style-name="T150">...because line is not complete yet.</text:span></text:p>
          </table:table-cell>
          <table:table-cell table:style-name="ce61"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B</text:span><text:span text:style-name="T168"> </text:span><text:span text:style-name="T169">(1)</text:span></text:p>
            <text:p><text:span text:style-name="T140">(&lt;TS&gt;</text:span><text:span text:style-name="T173">)</text:span><text:span text:style-name="T179"> </text:span><text:span text:style-name="T180">(&gt;&gt;)</text:span><text:span text:style-name="T181"> </text:span></text:p>
            <text:p><text:span text:style-name="T150">No length yet !!</text:span></text:p>
            <text:p><text:span text:style-name="T150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B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</table:table-cell>
          <table:table-cell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B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 </text:span><text:span text:style-name="T166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B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  <text:p><text:span text:style-name="T150">An additional empty line A &gt; B must not be shown !!</text:span></text:p>
            <text:p><text:span text:style-name="T150">...because this is the pending EOL after the 0x00.</text:span></text:p>
          </table:table-cell>
          <table:table-cell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B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gt;&gt;)</text:span><text:span text:style-name="T141">  </text:span><text:span text:style-name="T166">(0)</text:span></text:p>
            <text:p>Intended empty line B &gt; A must be shown !!</text:p>
            <text:p>Resulting empty line A &gt; B must also be shown !!</text:p>
            <text:p><text:span text:style-name="T127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B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54">OK</text:span><text:span text:style-name="T130"> </text:span><text:span text:style-name="T131">(2)</text:span></text:p>
          </table:table-cell>
          <table:table-cell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A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B</text:span><text:span text:style-name="T168"> </text:span><text:span text:style-name="T169">(1)</text:span></text:p>
            <text:p><text:span text:style-name="T140">(&lt;TS&gt;)</text:span><text:span text:style-name="T141"> </text:span><text:span text:style-name="T166">(&lt;&l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gt;&g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OK</text:span><text:span text:style-name="T168"> </text:span><text:span text:style-name="T16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40">(&lt;TS&gt;)</text:span><text:span text:style-name="T141"> </text:span><text:span text:style-name="T166">(&lt;&lt;) </text:span><text:span text:style-name="T171">&lt;NUL&gt;</text:span></text:p>
          </table:table-cell>
          <table:table-cell table:style-name="ce61" office:value-type="string" calcext:value-type="string">
            <text:p><text:span text:style-name="T140">(&lt;TS&gt;</text:span><text:span text:style-name="T173">)</text:span><text:span text:style-name="T179"> </text:span><text:span text:style-name="T180">(&gt;&gt;)</text:span><text:span text:style-name="T181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</table:table-cell>
          <table:table-cell table:style-name="ce70" office:value-type="string" calcext:value-type="string"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82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27">\0x00 [Ctrl+Enter]</text:span>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2">&lt;NUL&gt;&lt;NUL&gt;</text:span></text:p>
          </table:table-cell>
          <table:table-cell table:style-name="ce70" office:value-type="string" calcext:value-type="string"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40">(&lt;TS&gt;)</text:span><text:span text:style-name="T141"> </text:span><text:span text:style-name="T166">(&gt;&gt;)</text:span><text:span text:style-name="T141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2">&lt;NUL&gt;&lt;NUL&gt;</text:span><text:span text:style-name="T141"> </text:span><text:span text:style-name="T166">(2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</table:table-cell>
          <table:table-cell table:style-name="ce70" office:value-type="string" calcext:value-type="string"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82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2">&lt;NUL&gt;&lt;NUL&gt;</text:span><text:span text:style-name="T141"> </text:span><text:span text:style-name="T166">(2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</table:table-cell>
          <table:table-cell table:style-name="ce70" office:value-type="string" calcext:value-type="string"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95">(&lt;TS&gt;)</text:span><text:span text:style-name="T201"> </text:span><text:span text:style-name="T202">(&gt;&gt;)</text:span><text:span text:style-name="T201">  </text:span><text:span text:style-name="T202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2">&lt;NUL&gt;</text:span><text:span text:style-name="T141"> </text:span><text:span text:style-name="T166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2">&lt;NUL&gt;&lt;NUL&gt;</text:span><text:span text:style-name="T141"> </text:span><text:span text:style-name="T166">(2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54">OK</text:span><text:span text:style-name="T130"> </text:span><text:span text:style-name="T131">(2)</text:span></text:p>
          </table:table-cell>
          <table:table-cell office:value-type="string" calcext:value-type="string">
            <text:p><text:span text:style-name="T140">(&lt;TS&gt;)</text:span><text:span text:style-name="T141"> </text:span><text:span text:style-name="T166">(&lt;&l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lt;&l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gt;&g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OK</text:span><text:span text:style-name="T168"> </text:span><text:span text:style-name="T16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40">(&lt;TS&gt;)</text:span><text:span text:style-name="T141"> </text:span><text:span text:style-name="T166">(&lt;&lt;) </text:span></text:p>
          </table:table-cell>
          <table:table-cell table:style-name="ce61" office:value-type="string" calcext:value-type="string">
            <text:p><text:span text:style-name="T140">(&lt;TS&gt;</text:span><text:span text:style-name="T173">)</text:span><text:span text:style-name="T179"> </text:span><text:span text:style-name="T180">(&gt;&gt;)</text:span><text:span text:style-name="T181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  <text:p><text:span text:style-name="T182">Time stamp gets updated !!</text:span></text:p>
          </table:table-cell>
          <table:table-cell table:style-name="ce70" office:value-type="string" calcext:value-type="string"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82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  <text:p><text:span text:style-name="T140">(&lt;TS&gt;)</text:span><text:span text:style-name="T141"> </text:span><text:span text:style-name="T166">(&lt;&lt;)</text:span><text:span text:style-name="T177">  </text:span><text:span text:style-name="T178">(0)</text:span></text:p>
          </table:table-cell>
          <table:table-cell table:style-name="ce70" office:value-type="string" calcext:value-type="string"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40">(&lt;TS&gt;)</text:span><text:span text:style-name="T141"> </text:span><text:span text:style-name="T166">(&gt;&gt;)</text:span><text:span text:style-name="T141">  </text:span><text:span text:style-name="T166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  <text:p><text:span text:style-name="T140">(&lt;TS&gt;)</text:span><text:span text:style-name="T141"> </text:span><text:span text:style-name="T166">(&lt;&lt;)</text:span><text:span text:style-name="T177">  </text:span><text:span text:style-name="T178">(0)</text:span></text:p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OK</text:span><text:span text:style-name="T184"> </text:span><text:span text:style-name="T185">(2)</text:span></text:p>
          </table:table-cell>
          <table:table-cell table:style-name="ce70" office:value-type="string" calcext:value-type="string"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40">(&lt;TS&gt;)</text:span><text:span text:style-name="T141"> </text:span><text:span text:style-name="T166">(&gt;&g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OK</text:span><text:span text:style-name="T168"> </text:span><text:span text:style-name="T16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/text:p>
          </table:table-cell>
          <table:table-cell table:style-name="ce61" office:value-type="string" calcext:value-type="string"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86"> </text:span><text:span text:style-name="T187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</table:table-cell>
          <table:table-cell table:style-name="ce70" office:value-type="string" calcext:value-type="string"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A</text:span><text:span text:style-name="T206"> </text:span><text:span text:style-name="T207">(1)</text:span></text:p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86"> </text:span><text:span text:style-name="T187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45">  </text:span><text:span text:style-name="T176">(0)</text:span></text:p>
            <text:p><text:span text:style-name="T150">An already completed line cannot be removed.</text:span></text:p>
            <text:p><text:span text:style-name="T150">(Note that unidir Tx/Rx monitor removes A.)</text:span></text:p>
            <text:p><text:span text:style-name="T150">And hidden &lt;BS&gt; and pending EOL must not create a new line.</text:span></text:p>
          </table:table-cell>
          <table:table-cell table:style-name="ce70" office:value-type="string" calcext:value-type="string"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A</text:span><text:span text:style-name="T206"> </text:span><text:span text:style-name="T207">(1)</text:span></text:p>
            <text:p><text:span text:style-name="T195">(&lt;TS&gt;)</text:span><text:span text:style-name="T201"> </text:span><text:span text:style-name="T202">(&lt;&lt;)</text:span><text:span text:style-name="T201">  </text:span><text:span text:style-name="T202">(0)</text:span></text:p>
            <text:p><text:span text:style-name="T150">An already completed line cannot be removed.</text:span></text:p>
            <text:p><text:span text:style-name="T150">(Note that unidir Tx/Rx monitor removes A.)</text:span></text:p>
            <text:p><text:span text:style-name="T150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86"> </text:span><text:span text:style-name="T187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 </text:span><text:span text:style-name="T178">(0)</text:span></text:p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OK</text:span><text:span text:style-name="T184"> </text:span><text:span text:style-name="T185">(2)</text:span></text:p>
          </table:table-cell>
          <table:table-cell table:style-name="ce70" office:value-type="string" calcext:value-type="string"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A</text:span><text:span text:style-name="T206"> </text:span><text:span text:style-name="T207">(1)</text:span></text:p>
            <text:p><text:span text:style-name="T140">(&lt;TS&gt;)</text:span><text:span text:style-name="T141"> </text:span><text:span text:style-name="T166">(&lt;&lt;)</text:span><text:span text:style-name="T141">  </text:span><text:span text:style-name="T166">(0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OK</text:span><text:span text:style-name="T168"> </text:span><text:span text:style-name="T169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152">(&lt;TS&gt;)</text:span><text:span text:style-name="T153"> </text:span><text:span text:style-name="T188">(&lt;&lt;)</text:span><text:span text:style-name="T153"> </text:span><text:span text:style-name="T167">A</text:span><text:span text:style-name="T130"> </text:span><text:span text:style-name="T131">(1)</text:span></text:p>
          </table:table-cell>
          <table:table-cell table:style-name="ce70" office:value-type="string" calcext:value-type="string">
            <text:p><text:span text:style-name="T152">(TS)</text:span><text:span text:style-name="T153"> </text:span><text:span text:style-name="T188">(&gt;&gt;)</text:span><text:span text:style-name="T153"> </text:span><text:span text:style-name="T154">A</text:span><text:span text:style-name="T130"> </text:span><text:span text:style-name="T131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152">(&lt;TS&gt;)</text:span><text:span text:style-name="T153"> </text:span><text:span text:style-name="T188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B</text:span><text:span text:style-name="T130"> </text:span><text:span text:style-name="T131">(1)</text:span></text:p>
          </table:table-cell>
          <table:table-cell table:style-name="ce70" office:value-type="string" calcext:value-type="string">
            <text:p><text:span text:style-name="T152">(TS)</text:span><text:span text:style-name="T153"> </text:span><text:span text:style-name="T188">(&gt;&gt;)</text:span><text:span text:style-name="T153"> </text:span><text:span text:style-name="T154">A</text:span><text:span text:style-name="T130"> </text:span><text:span text:style-name="T131">(1)</text:span></text:p>
            <text:p><text:span text:style-name="T189">(TS)</text:span><text:span text:style-name="T133"> </text:span><text:span text:style-name="T134">(&lt;&lt;)</text:span><text:span text:style-name="T133"> </text:span><text:span text:style-name="T167">B</text:span><text:span text:style-name="T130"> </text:span><text:span text:style-name="T131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152">(&lt;TS&gt;)</text:span><text:span text:style-name="T153"> </text:span><text:span text:style-name="T188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B</text:span><text:span text:style-name="T155">&lt;CR&gt;&lt;LF&gt;</text:span><text:span text:style-name="T160"> </text:span><text:span text:style-name="T131">(3)</text:span></text:p>
            <text:p><text:span text:style-name="T189">(&lt;TS&gt;)</text:span><text:span text:style-name="T133"> </text:span><text:span text:style-name="T134">(&lt;&lt;)</text:span><text:span text:style-name="T133"> </text:span><text:span text:style-name="T190">&lt;CR&gt;&lt;LF&gt;</text:span><text:span text:style-name="T133"> </text:span><text:span text:style-name="T134">(2)</text:span></text:p>
          </table:table-cell>
          <table:table-cell table:style-name="ce70"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A</text:span><text:span text:style-name="T130"> </text:span><text:span text:style-name="T131">(1)</text:span></text:p>
            <text:p><text:span text:style-name="T189">(&lt;TS&gt;</text:span><text:span text:style-name="T133">) </text:span><text:span text:style-name="T134">(&lt;&lt;)</text:span><text:span text:style-name="T133"> </text:span><text:span text:style-name="T167">B</text:span><text:span text:style-name="T192">&lt;CR&gt;&lt;LF&gt;</text:span><text:span text:style-name="T160"> </text:span><text:span text:style-name="T131">(3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208">&lt;CR&gt;&lt;LF&gt;</text:span><text:span text:style-name="T133"> </text:span><text:span text:style-name="T134">(2)</text:span></text:p>
            <text:p><text:span text:style-name="T150">First two TimeStamps must remain.</text:span></text:p>
            <text:p><text:span text:style-name="T150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152">(</text:span><text:span text:style-name="T191">&lt;TS&gt;</text:span><text:span text:style-name="T152">)</text:span><text:span text:style-name="T153"> </text:span><text:span text:style-name="T188">(&lt;&lt;)</text:span><text:span text:style-name="T153"> </text:span><text:span text:style-name="T171">&lt;NUL&gt;</text:span><text:span text:style-name="T153"> </text:span><text:span text:style-name="T188">(1)</text:span></text:p>
          </table:table-cell>
          <table:table-cell table:style-name="ce70" office:value-type="string" calcext:value-type="string">
            <text:p><text:span text:style-name="T152">(&lt;TS&gt;)</text:span><text:span text:style-name="T153"> </text:span><text:span text:style-name="T188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152">(</text:span><text:span text:style-name="T191">&lt;TS&gt;</text:span><text:span text:style-name="T152">)</text:span><text:span text:style-name="T153"> </text:span><text:span text:style-name="T188">(&lt;&lt;)</text:span><text:span text:style-name="T153"> </text:span><text:span text:style-name="T171">&lt;NUL&gt;</text:span><text:span text:style-name="T153"> </text:span><text:span text:style-name="T188">(1)</text:span></text:p>
            <text:p><text:span text:style-name="T152">(</text:span><text:span text:style-name="T191">&lt;TS&gt;</text:span><text:span text:style-name="T152">)</text:span><text:span text:style-name="T153"> </text:span><text:span text:style-name="T188">(&gt;&gt;)</text:span><text:span text:style-name="T153"> </text:span><text:span text:style-name="T154">B</text:span><text:span text:style-name="T155">&lt;CR&gt;&lt;LF&gt;</text:span><text:span text:style-name="T160"> </text:span><text:span text:style-name="T131">(3)</text:span></text:p>
            <text:p><text:span text:style-name="T189">(&lt;TS&gt;)</text:span><text:span text:style-name="T133"> </text:span><text:span text:style-name="T134">(&lt;&lt;)</text:span><text:span text:style-name="T133"> </text:span><text:span text:style-name="T167">A</text:span><text:span text:style-name="T192">&lt;CR&gt;&lt;LF&gt;</text:span><text:span text:style-name="T160"> </text:span><text:span text:style-name="T131">(3)</text:span></text:p>
          </table:table-cell>
          <table:table-cell table:style-name="ce70" office:value-type="string" calcext:value-type="string">
            <text:p><text:span text:style-name="T152">(&lt;TS&gt;)</text:span><text:span text:style-name="T153"> </text:span><text:span text:style-name="T188">(&lt;&lt;)</text:span><text:span text:style-name="T153"> </text:span><text:span text:style-name="T167">B</text:span><text:span text:style-name="T192">&lt;CR&gt;&lt;LF&gt;</text:span><text:span text:style-name="T160"> </text:span><text:span text:style-name="T131">(3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A</text:span><text:span text:style-name="T155">&lt;CR&gt;&lt;LF&gt;</text:span><text:span text:style-name="T160"> </text:span><text:span text:style-name="T131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152">(</text:span><text:span text:style-name="T191">&lt;TS&gt;</text:span><text:span text:style-name="T152">)</text:span><text:span text:style-name="T153"> </text:span><text:span text:style-name="T188">(&lt;&lt;)</text:span><text:span text:style-name="T153"> </text:span><text:span text:style-name="T171">&lt;NUL&gt;</text:span><text:span text:style-name="T153"> </text:span><text:span text:style-name="T188">(1)</text:span></text:p>
            <text:p><text:span text:style-name="T152">(</text:span><text:span text:style-name="T191">&lt;TS&gt;</text:span><text:span text:style-name="T152">)</text:span><text:span text:style-name="T153"> </text:span><text:span text:style-name="T188">(&gt;&gt;)</text:span><text:span text:style-name="T153"> </text:span><text:span text:style-name="T154">B</text:span><text:span text:style-name="T130"> </text:span><text:span text:style-name="T131">(1)</text:span></text:p>
            <text:p><text:span text:style-name="T189">(&lt;TS&gt;)</text:span><text:span text:style-name="T133"> </text:span><text:span text:style-name="T134">(&lt;&lt;)</text:span><text:span text:style-name="T133"> </text:span><text:span text:style-name="T167">A</text:span><text:span text:style-name="T130"> </text:span><text:span text:style-name="T131">(1)</text:span></text:p>
          </table:table-cell>
          <table:table-cell table:style-name="ce70" office:value-type="string" calcext:value-type="string">
            <text:p><text:span text:style-name="T152">(&lt;TS&gt;)</text:span><text:span text:style-name="T153"> </text:span><text:span text:style-name="T188">(&lt;&lt;)</text:span><text:span text:style-name="T153"> </text:span><text:span text:style-name="T167">B</text:span><text:span text:style-name="T130"> </text:span><text:span text:style-name="T131">(1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A</text:span><text:span text:style-name="T130"> </text:span><text:span text:style-name="T131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152">(</text:span><text:span text:style-name="T191">&lt;TS&gt;</text:span><text:span text:style-name="T152">)</text:span><text:span text:style-name="T153"> </text:span><text:span text:style-name="T188">(&lt;&lt;)</text:span></text:p>
          </table:table-cell>
          <table:table-cell table:style-name="ce70" office:value-type="string" calcext:value-type="string">
            <text:p><text:span text:style-name="T152">(&lt;TS&gt;)</text:span><text:span text:style-name="T153"> </text:span><text:span text:style-name="T188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B</text:span><text:span text:style-name="T130"> </text:span><text:span text:style-name="T131">(1)</text:span></text:p>
            <text:p><text:span text:style-name="T189">(&lt;TS&gt;)</text:span><text:span text:style-name="T133"> </text:span><text:span text:style-name="T134">(&lt;&lt;)</text:span><text:span text:style-name="T133"> </text:span><text:span text:style-name="T167">Ä</text:span><text:span text:style-name="T130"> </text:span><text:span text:style-name="T131">(1)</text:span></text:p>
            <text:p><text:span text:style-name="T150">Direction must change, i.e. match resulting show characters</text:span></text:p>
          </table:table-cell>
          <table:table-cell table:style-name="ce70" office:value-type="string" calcext:value-type="string">
            <text:p><text:span text:style-name="T152">(&lt;TS&gt;)</text:span><text:span text:style-name="T153"> </text:span><text:span text:style-name="T188">(&lt;&lt;)</text:span><text:span text:style-name="T153"> </text:span><text:span text:style-name="T167">B</text:span><text:span text:style-name="T130"> </text:span><text:span text:style-name="T131">(1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Ä</text:span><text:span text:style-name="T130"> </text:span><text:span text:style-name="T131">(1)</text:span></text:p>
            <text:p><text:span text:style-name="T150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B</text:span><text:span text:style-name="T130"> </text:span><text:span text:style-name="T131">(1)</text:span></text:p>
            <text:p><text:span text:style-name="T189">(&lt;TS&gt;)</text:span><text:span text:style-name="T133"> </text:span><text:span text:style-name="T134">(&lt;&lt;)</text:span><text:span text:style-name="T133"> </text:span><text:span text:style-name="T167">Ä</text:span><text:span text:style-name="T130"> </text:span><text:span text:style-name="T131">(1)</text:span></text:p>
          </table:table-cell>
          <table:table-cell table:style-name="ce70" office:value-type="string" calcext:value-type="string">
            <text:p><text:span text:style-name="T152">(&lt;TS&gt;)</text:span><text:span text:style-name="T153"> </text:span><text:span text:style-name="T188">(&lt;&lt;)</text:span><text:span text:style-name="T153"> </text:span><text:span text:style-name="T167">B</text:span><text:span text:style-name="T130"> </text:span><text:span text:style-name="T131">(1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Ä</text:span><text:span text:style-name="T130"> </text:span><text:span text:style-name="T131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/text:p>
          </table:table-cell>
          <table:table-cell table:style-name="ce61" office:value-type="string" calcext:value-type="string"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86"> </text:span><text:span text:style-name="T187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</text:span><text:span text:style-name="T193">B</text:span></text:p>
          </table:table-cell>
          <table:table-cell table:style-name="ce70" office:value-type="string" calcext:value-type="string">
            <text:p><text:span text:style-name="T140">(&lt;TS&gt;</text:span><text:span text:style-name="T173">)</text:span><text:span text:style-name="T179"> </text:span><text:span text:style-name="T180">(&lt;&gt;)</text:span><text:span text:style-name="T181"> </text:span><text:span text:style-name="T183">A</text:span><text:span text:style-name="T209">B</text:span></text:p>
            <text:p><text:span text:style-name="T150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86"> </text:span><text:span text:style-name="T187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</text:span><text:span text:style-name="T193">B</text:span><text:span text:style-name="T184"> </text:span><text:span text:style-name="T185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A</text:span></text:p>
          </table:table-cell>
          <table:table-cell table:style-name="ce70" office:value-type="string" calcext:value-type="string">
            <text:p><text:span text:style-name="T140">(&lt;TS&gt;</text:span><text:span text:style-name="T173">)</text:span><text:span text:style-name="T179"> </text:span><text:span text:style-name="T180">(&lt;&gt;)</text:span><text:span text:style-name="T181"> </text:span><text:span text:style-name="T183">A</text:span><text:span text:style-name="T209">B</text:span><text:span text:style-name="T210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86"> </text:span><text:span text:style-name="T187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</text:span><text:span text:style-name="T193">B</text:span><text:span text:style-name="T184"> </text:span><text:span text:style-name="T185">(1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A</text:span><text:span text:style-name="T186"> </text:span><text:span text:style-name="T187">(1)</text:span></text:p>
            <text:p><text:span text:style-name="T140">(&lt;TS&gt;</text:span><text:span text:style-name="T173">)</text:span><text:span text:style-name="T174"> </text:span><text:span text:style-name="T175">(&gt;&gt;)</text:span><text:span text:style-name="T177"> </text:span><text:span text:style-name="T193">B</text:span><text:span text:style-name="T184"> </text:span><text:span text:style-name="T185">(1)</text:span></text:p>
          </table:table-cell>
          <table:table-cell table:style-name="ce70" office:value-type="string" calcext:value-type="string">
            <text:p><text:span text:style-name="T140">(&lt;TS&gt;</text:span><text:span text:style-name="T173">)</text:span><text:span text:style-name="T179"> </text:span><text:span text:style-name="T180">(&lt;&gt;)</text:span><text:span text:style-name="T181"> </text:span><text:span text:style-name="T183">A</text:span><text:span text:style-name="T209">B</text:span><text:span text:style-name="T210">A</text:span><text:span text:style-name="T209">B</text:span><text:span text:style-name="T186"> </text:span><text:span text:style-name="T187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40">(&lt;TS&gt;</text:span><text:span text:style-name="T173">)</text:span><text:span text:style-name="T179"> </text:span><text:span text:style-name="T180">(&lt;&lt;)</text:span><text:span text:style-name="T181"> </text:span><text:span text:style-name="T211">BB</text:span><text:span text:style-name="T186"> </text:span><text:span text:style-name="T187">(2)</text:span></text:p>
            <text:p>...and:</text:p>
            <text:p><text:span text:style-name="T140">(&lt;TS&gt;</text:span><text:span text:style-name="T173">)</text:span><text:span text:style-name="T179"> </text:span><text:span text:style-name="T180">(&gt;&gt;)</text:span><text:span text:style-name="T181"> </text:span><text:span text:style-name="T183">AA</text:span></text:p>
            <text:p><text:span text:style-name="T150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27">Disable [Settings... &gt; Advanced &gt; ...when direction changes]</text:span></text:p>
            <text:p><text:span text:style-name="T127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27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27">Bidir lines are indicated by </text:span><text:span text:style-name="T194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27">  A: Defaults + Show (Time Stamp + Direction + Length) + Show Count/Rate</text:span></text:p>
            <text:p><text:span text:style-name="T127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195">(&lt;TS&gt;</text:span><text:span text:style-name="T196">)</text:span><text:span text:style-name="T197"> </text:span><text:span text:style-name="T198">(&lt;&lt;)</text:span><text:span text:style-name="T197"> </text:span><text:span text:style-name="T199">41h</text:span><text:span text:style-name="T147"> </text:span><text:span text:style-name="T199">42h</text:span><text:span text:style-name="T147"> </text:span><text:span text:style-name="T199">43h</text:span><text:span text:style-name="T147"> </text:span><text:span text:style-name="T199">44h</text:span><text:span text:style-name="T147"> </text:span><text:span text:style-name="T199">45h</text:span><text:span text:style-name="T147"> </text:span><text:span text:style-name="T199">46h</text:span><text:span text:style-name="T147"> </text:span><text:span text:style-name="T163">(6)</text:span></text:p>
          </table:table-cell>
          <table:table-cell table:style-name="ce70" office:value-type="string" calcext:value-type="string">
            <text:p><text:span text:style-name="T196">(&lt;TS&gt;)</text:span><text:span text:style-name="T197"> </text:span><text:span text:style-name="T198">(&gt;&gt;)</text:span><text:span text:style-name="T197"> </text:span><text:span text:style-name="T146">41h</text:span><text:span text:style-name="T147"> </text:span><text:span text:style-name="T146">42h</text:span><text:span text:style-name="T147"> </text:span><text:span text:style-name="T146">43h</text:span><text:span text:style-name="T147"> </text:span><text:span text:style-name="T146">44h</text:span><text:span text:style-name="T147"> </text:span><text:span text:style-name="T146">45h</text:span><text:span text:style-name="T147"> </text:span><text:span text:style-name="T146">46h</text:span><text:span text:style-name="T147"> </text:span><text:span text:style-name="T163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40">(&lt;TS&gt;)</text:span><text:span text:style-name="T141"> </text:span><text:span text:style-name="T166">(&lt;&lt;)</text:span><text:span text:style-name="T141"> </text:span><text:span text:style-name="T170">41h</text:span><text:span text:style-name="T168"> </text:span><text:span text:style-name="T170">42h</text:span><text:span text:style-name="T168"> </text:span><text:span text:style-name="T170">43h</text:span><text:span text:style-name="T168"> </text:span><text:span text:style-name="T170">44h</text:span><text:span text:style-name="T168"> </text:span><text:span text:style-name="T170">45h</text:span><text:span text:style-name="T168"> </text:span><text:span text:style-name="T170">46h</text:span><text:span text:style-name="T168"> </text:span><text:span text:style-name="T169">(6)</text:span></text:p>
            <text:p><text:span text:style-name="T144">(&lt;TS&gt;)</text:span><text:span text:style-name="T145"> </text:span><text:span text:style-name="T176">(&lt;&lt;)</text:span><text:span text:style-name="T145"> </text:span><text:span text:style-name="T199">41h</text:span><text:span text:style-name="T147"> </text:span><text:span text:style-name="T163">(1)</text:span></text:p>
            <text:p><text:span text:style-name="T195">(&lt;TS&gt;</text:span><text:span text:style-name="T196">)</text:span><text:span text:style-name="T197"> </text:span><text:span text:style-name="T198">(&lt;&lt;)</text:span><text:span text:style-name="T197"> </text:span><text:span text:style-name="T199">41h</text:span><text:span text:style-name="T147"> </text:span><text:span text:style-name="T199">42h</text:span><text:span text:style-name="T147"> </text:span><text:span text:style-name="T199">41h</text:span><text:span text:style-name="T147"> </text:span><text:span text:style-name="T199">42h</text:span><text:span text:style-name="T147"> </text:span><text:span text:style-name="T199">43h</text:span><text:span text:style-name="T147"> ... </text:span><text:span text:style-name="T163">(35)</text:span></text:p>
            <text:p><text:span text:style-name="T150">Or different, depending on chunking.</text:span></text:p>
          </table:table-cell>
          <table:table-cell table:style-name="ce70"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41h</text:span><text:span text:style-name="T168"> </text:span><text:span text:style-name="T142">42h</text:span><text:span text:style-name="T168"> </text:span><text:span text:style-name="T142">43h</text:span><text:span text:style-name="T168"> </text:span><text:span text:style-name="T142">44h</text:span><text:span text:style-name="T168"> </text:span><text:span text:style-name="T142">45h</text:span><text:span text:style-name="T168"> </text:span><text:span text:style-name="T142">46h</text:span><text:span text:style-name="T168"> </text:span><text:span text:style-name="T169">(6)</text:span></text:p>
            <text:p><text:span text:style-name="T144">(&lt;TS&gt;)</text:span><text:span text:style-name="T145"> </text:span><text:span text:style-name="T176">(&gt;&gt;)</text:span><text:span text:style-name="T145"> </text:span><text:span text:style-name="T146">41h</text:span><text:span text:style-name="T147"> </text:span><text:span text:style-name="T163">(1)</text:span></text:p>
            <text:p><text:span text:style-name="T196">(&lt;TS&gt;)</text:span><text:span text:style-name="T197"> </text:span><text:span text:style-name="T198">(&gt;&gt;)</text:span><text:span text:style-name="T197"> </text:span><text:span text:style-name="T146">41h</text:span><text:span text:style-name="T147"> </text:span><text:span text:style-name="T146">42h</text:span><text:span text:style-name="T147"> </text:span><text:span text:style-name="T146">41h</text:span><text:span text:style-name="T147"> </text:span><text:span text:style-name="T146">42h</text:span><text:span text:style-name="T147"> </text:span><text:span text:style-name="T146">43h</text:span><text:span text:style-name="T147"> ... </text:span><text:span text:style-name="T163">(35)</text:span></text:p>
            <text:p><text:span text:style-name="T150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5h</text:span><text:span text:style-name="T130"> </text:span><text:span text:style-name="T154">46h</text:span><text:span text:style-name="T130"> </text:span><text:span text:style-name="T131">(2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31">(1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3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4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4h</text:span><text:span text:style-name="T130"> </text:span><text:span text:style-name="T154">45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5h</text:span><text:span text:style-name="T130"> </text:span><text:span text:style-name="T154">46h</text:span><text:span text:style-name="T130"> </text:span><text:span text:style-name="T154">47h</text:span><text:span text:style-name="T130"> </text:span><text:span text:style-name="T154">41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6h</text:span><text:span text:style-name="T130"> </text:span><text:span text:style-name="T154">47h</text:span><text:span text:style-name="T130"> </text:span><text:span text:style-name="T154">48h</text:span><text:span text:style-name="T130"> </text:span><text:span text:style-name="T131">(3)</text:span></text:p>
            <text:p><text:span text:style-name="T150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156">(</text:span><text:span text:style-name="T189">&lt;TS&gt;</text:span><text:span text:style-name="T152">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5h</text:span><text:span text:style-name="T130"> </text:span><text:span text:style-name="T154">46h</text:span><text:span text:style-name="T130"> </text:span><text:span text:style-name="T154">41h</text:span><text:span text:style-name="T130"> </text:span><text:span text:style-name="T154">41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2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5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54">41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6h</text:span><text:span text:style-name="T130"> </text:span><text:span text:style-name="T154">47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31">(4)</text:span></text:p>
            <text:p><text:span text:style-name="T156">(</text:span><text:span text:style-name="T189">&lt;TS&gt;)</text:span><text:span text:style-name="T133"> </text:span><text:span text:style-name="T134">(&gt;&gt;)</text:span><text:span text:style-name="T133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31">(4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47h</text:span><text:span text:style-name="T130"> </text:span><text:span text:style-name="T154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7">In receiving terminal, disable [Settings... &gt; Text... &gt; Break lines after 4 lines]</text:span></text:p>
            <text:p><text:span text:style-name="T127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41h</text:span><text:span text:style-name="T168"> </text:span><text:span text:style-name="T142">42h</text:span><text:span text:style-name="T168"> </text:span><text:span text:style-name="T142">43h</text:span><text:span text:style-name="T168"> </text:span><text:span text:style-name="T142">44h</text:span><text:span text:style-name="T168"> </text:span><text:span text:style-name="T142">45h</text:span><text:span text:style-name="T168"> </text:span><text:span text:style-name="T142">46h</text:span><text:span text:style-name="T168"> </text:span><text:span text:style-name="T169">(6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41h</text:span><text:span text:style-name="T168"> </text:span><text:span text:style-name="T142">41h</text:span><text:span text:style-name="T168"> </text:span><text:span text:style-name="T146">42h</text:span><text:span text:style-name="T147"> </text:span><text:span text:style-name="T146">41h</text:span><text:span text:style-name="T147"> </text:span><text:span text:style-name="T146">42h</text:span><text:span text:style-name="T147"> </text:span><text:span text:style-name="T146">43h</text:span><text:span text:style-name="T147"> ... </text:span><text:span text:style-name="T163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27">A\!(EOL)AB\!(Delay(1000))ABC</text:span></text:p>
          </table:table-cell>
          <table:table-cell table:style-name="ce70" office:value-type="string" calcext:value-type="string">
            <text:p><text:span text:style-name="T200">[Error: EOL keyword is not supported for binary terminals!]</text:span></text:p>
            <text:p><text:span text:style-name="T195">(&lt;TS&gt;)</text:span><text:span text:style-name="T201"> </text:span><text:span text:style-name="T202">(&lt;&lt;)</text:span><text:span text:style-name="T201"> </text:span><text:span text:style-name="T203">41h</text:span><text:span text:style-name="T204"> </text:span><text:span text:style-name="T199">41h</text:span><text:span text:style-name="T147"> </text:span><text:span text:style-name="T199">42h</text:span><text:span text:style-name="T147"> </text:span><text:span text:style-name="T163">(3)</text:span></text:p>
            <text:p><text:span text:style-name="T195">(&lt;TS&gt;)</text:span><text:span text:style-name="T197"> </text:span><text:span text:style-name="T198">(&lt;&lt;)</text:span><text:span text:style-name="T197"> </text:span><text:span text:style-name="T199">41h</text:span><text:span text:style-name="T147"> </text:span><text:span text:style-name="T199">42h</text:span><text:span text:style-name="T147"> </text:span><text:span text:style-name="T199">43h</text:span><text:span text:style-name="T147"> </text:span><text:span text:style-name="T163">(3)</text:span></text:p>
            <text:p><text:span text:style-name="T150">Note bugs #211 and #352 regarding suboptiomal position.</text:span></text:p>
          </table:table-cell>
          <table:table-cell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1h</text:span><text:span text:style-name="T130"> </text:span><text:span text:style-name="T154">42h</text:span><text:span text:style-name="T130"> </text:span><text:span text:style-name="T131">(3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31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27">&lt;2 lines...&gt; [A] [B\!(Delay(1000))ABC]</text:span></text:p>
          </table:table-cell>
          <table:table-cell office:value-type="string" calcext:value-type="string">
            <text:p><text:span text:style-name="T200">[Error: EOL keyword is not supported for binary terminals!]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41h</text:span><text:span text:style-name="T168"> </text:span><text:span text:style-name="T170">41h</text:span><text:span text:style-name="T168"> </text:span><text:span text:style-name="T170">42h</text:span><text:span text:style-name="T168"> </text:span><text:span text:style-name="T169">(3)</text:span></text:p>
            <text:p><text:span text:style-name="T140">(&lt;TS&gt;)</text:span><text:span text:style-name="T141"> </text:span><text:span text:style-name="T166">(&lt;&lt;)</text:span><text:span text:style-name="T141"> </text:span><text:span text:style-name="T170">41h</text:span><text:span text:style-name="T168"> </text:span><text:span text:style-name="T170">42h</text:span><text:span text:style-name="T168"> </text:span><text:span text:style-name="T170">43h</text:span><text:span text:style-name="T168"> </text:span><text:span text:style-name="T169">(3)</text:span></text:p>
            <text:p><text:span text:style-name="T140">(&lt;TS&gt;</text:span><text:span text:style-name="T152">)</text:span><text:span text:style-name="T153"> </text:span><text:span text:style-name="T188">(&lt;&lt;)</text:span><text:span text:style-name="T153"> </text:span><text:span text:style-name="T167">41h</text:span><text:span text:style-name="T130"> </text:span><text:span text:style-name="T131">(1)</text:span></text:p>
            <text:p><text:span text:style-name="T140">(&lt;TS&gt;</text:span><text:span text:style-name="T189">)</text:span><text:span text:style-name="T133"> </text:span><text:span text:style-name="T134">(&lt;&lt;)</text:span><text:span text:style-name="T133"> </text:span><text:span text:style-name="T167">42h</text:span><text:span text:style-name="T130"> </text:span><text:span text:style-name="T131">(1)</text:span></text:p>
            <text:p><text:span text:style-name="T189">(&lt;TS&gt;)</text:span><text:span text:style-name="T133"> </text:span><text:span text:style-name="T134">(&lt;&lt;)</text:span><text:span text:style-name="T133"> </text:span><text:span text:style-name="T167">41h</text:span><text:span text:style-name="T130"> </text:span><text:span text:style-name="T167">42h</text:span><text:span text:style-name="T130"> </text:span><text:span text:style-name="T167">43h</text:span><text:span text:style-name="T130"> </text:span><text:span text:style-name="T131">(3)</text:span></text:p>
          </table:table-cell>
          <table:table-cell office:value-type="string" calcext:value-type="string">
            <text:p><text:span text:style-name="T140">(&lt;TS&gt;)</text:span><text:span text:style-name="T141"> </text:span><text:span text:style-name="T166">(&gt;&gt;)</text:span><text:span text:style-name="T141"> </text:span><text:span text:style-name="T142">41h</text:span><text:span text:style-name="T168"> </text:span><text:span text:style-name="T142">41h</text:span><text:span text:style-name="T168"> </text:span><text:span text:style-name="T142">42h</text:span><text:span text:style-name="T168"> </text:span><text:span text:style-name="T169">(3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41h</text:span><text:span text:style-name="T168"> </text:span><text:span text:style-name="T142">42h</text:span><text:span text:style-name="T168"> </text:span><text:span text:style-name="T142">43h</text:span><text:span text:style-name="T168"> </text:span><text:span text:style-name="T169">(3)</text:span></text:p>
            <text:p><text:span text:style-name="T140">(&lt;TS&gt;</text:span><text:span text:style-name="T152">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31">(2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31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7">In receiving terminal, disable [Settings... &gt; Text... &gt; Break lines after time-out of]</text:span></text:p>
            <text:p><text:span text:style-name="T127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195">(&lt;TS&gt;)</text:span><text:span text:style-name="T201"> </text:span><text:span text:style-name="T202">(&gt;&gt;)</text:span><text:span text:style-name="T201"> </text:span><text:span text:style-name="T212">41h</text:span><text:span text:style-name="T204"> </text:span><text:span text:style-name="T212">41h</text:span><text:span text:style-name="T204"> </text:span><text:span text:style-name="T212">42h</text:span><text:span text:style-name="T204"> </text:span><text:span text:style-name="T213">(3)</text:span></text:p>
            <text:p><text:span text:style-name="T195">(&lt;TS&gt;)</text:span><text:span text:style-name="T201"> </text:span><text:span text:style-name="T202">(&gt;&gt;)</text:span><text:span text:style-name="T201"> </text:span><text:span text:style-name="T212">41h</text:span><text:span text:style-name="T204"> </text:span><text:span text:style-name="T212">42h</text:span><text:span text:style-name="T204"> </text:span><text:span text:style-name="T212">43h</text:span><text:span text:style-name="T204"> </text:span><text:span text:style-name="T146">41h</text:span><text:span text:style-name="T147"> </text:span><text:span text:style-name="T146">42h</text:span><text:span text:style-name="T147"> </text:span><text:span text:style-name="T163">(5)</text:span></text:p>
            <text:p><text:span text:style-name="T196">(&lt;TS&gt;)</text:span><text:span text:style-name="T197"> </text:span><text:span text:style-name="T198">(&gt;&gt;)</text:span><text:span text:style-name="T197"> </text:span><text:span text:style-name="T146">41h</text:span><text:span text:style-name="T147"> </text:span><text:span text:style-name="T146">42h</text:span><text:span text:style-name="T147"> </text:span><text:span text:style-name="T146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27">ABCDEF</text:span></text:p>
          </table:table-cell>
          <table:table-cell/>
          <table:table-cell table:style-name="ce87"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27">ABCDEF</text:span></text:p>
          </table:table-cell>
          <table:table-cell/>
          <table:table-cell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31">(6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27">123ABC123</text:span></text:p>
          </table:table-cell>
          <table:table-cell/>
          <table:table-cell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31">(6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text:span text:style-name="T130"> </text:span><text:span text:style-name="T131">(9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27">123ABC123</text:span></text:p>
          </table:table-cell>
          <table:table-cell/>
          <table:table-cell office:value-type="string" calcext:value-type="string">
            <text:p><text:span text:style-name="T140">(&lt;TS&gt;</text:span><text:span text:style-name="T152">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31">(6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text:span text:style-name="T130"> </text:span><text:span text:style-name="T131">(9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text:span text:style-name="T130"> </text:span><text:span text:style-name="T131">(9)</text:span></text:p>
            <text:p><text:span text:style-name="T189">(&lt;TS&gt;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27">&lt;2 lines...&gt; [A] [B\!(Delay(1000))ABC]</text:span></text:p>
          </table:table-cell>
          <table:table-cell/>
          <table:table-cell office:value-type="string" calcext:value-type="string">
            <text:p><text:span text:style-name="T152">(&lt;TS&gt;)</text:span><text:span text:style-name="T153"> </text:span><text:span text:style-name="T188">(&gt;&gt;)</text:span><text:span text:style-name="T15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31">(6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44h</text:span><text:span text:style-name="T130"> </text:span><text:span text:style-name="T154">45h</text:span><text:span text:style-name="T130"> </text:span><text:span text:style-name="T154">46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text:span text:style-name="T130"> </text:span><text:span text:style-name="T131">(9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text:span text:style-name="T130"> </text:span><text:span text:style-name="T154">31h</text:span><text:span text:style-name="T130"> </text:span><text:span text:style-name="T154">32h</text:span><text:span text:style-name="T130"> </text:span><text:span text:style-name="T154">33h</text:span><text:span text:style-name="T130"> </text:span><text:span text:style-name="T131">(9)</text:span></text:p>
            <text:p><text:span text:style-name="T140">(&lt;TS&gt;)</text:span><text:span text:style-name="T141"> </text:span><text:span text:style-name="T166">(&gt;&gt;)</text:span><text:span text:style-name="T141"> </text:span><text:span text:style-name="T142">41h</text:span><text:span text:style-name="T168"> </text:span><text:span text:style-name="T142">42h</text:span><text:span text:style-name="T168"> </text:span><text:span text:style-name="T142">43h</text:span><text:span text:style-name="T168"> </text:span><text:span text:style-name="T142">31h</text:span><text:span text:style-name="T168"> </text:span><text:span text:style-name="T142">32h</text:span><text:span text:style-name="T168"> </text:span><text:span text:style-name="T142">33h</text:span><text:span text:style-name="T168"> </text:span><text:span text:style-name="T142">41h</text:span><text:span text:style-name="T168"> </text:span><text:span text:style-name="T154">42h</text:span><text:span text:style-name="T130"> </text:span><text:span text:style-name="T131">(8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41h</text:span><text:span text:style-name="T130"> </text:span><text:span text:style-name="T154">42h</text:span><text:span text:style-name="T130"> </text:span><text:span text:style-name="T154">43h</text:span></text:p>
            <text:p><text:span text:style-name="T150">Note that </text:span><text:span text:style-name="T214">41h</text:span><text:span text:style-name="T215"> </text:span><text:span text:style-name="T216">42h</text:span><text:span text:style-name="T215"> </text:span><text:span text:style-name="T217">(8)</text:span><text:span text:style-name="T218"> will only be appended after the delay,</text:span></text:p>
            <text:p><text:span text:style-name="T150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7">In receiving terminal, enable [Settings... &gt; Text... &gt; Break lines before sequence]</text:span></text:p>
            <text:p><text:span text:style-name="T127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195">(&lt;TS&gt;</text:span><text:span text:style-name="T144">)</text:span><text:span text:style-name="T145"> </text:span><text:span text:style-name="T176">(&gt;&gt;)</text:span><text:span text:style-name="T145"> </text:span><text:span text:style-name="T146">41h</text:span><text:span text:style-name="T147"> </text:span><text:span text:style-name="T146">42h</text:span><text:span text:style-name="T147"> </text:span><text:span text:style-name="T146">43h</text:span><text:span text:style-name="T147"> </text:span><text:span text:style-name="T146">44h</text:span><text:span text:style-name="T147"> </text:span><text:span text:style-name="T146">45h</text:span><text:span text:style-name="T147"> </text:span><text:span text:style-name="T146">46h</text:span><text:span text:style-name="T147"> </text:span><text:span text:style-name="T146">41h</text:span><text:span text:style-name="T147"> </text:span><text:span text:style-name="T146">42h</text:span><text:span text:style-name="T147"> </text:span><text:span text:style-name="T146">43h</text:span><text:span text:style-name="T147"> </text:span><text:span text:style-name="T146">44h</text:span><text:span text:style-name="T147"> </text:span><text:span text:style-name="T146">45h</text:span><text:span text:style-name="T147"> </text:span><text:span text:style-name="T146">46h</text:span><text:span text:style-name="T147"> </text:span><text:span text:style-name="T146">31h</text:span><text:span text:style-name="T147"> </text:span><text:span text:style-name="T146">32h</text:span><text:span text:style-name="T147"> </text:span><text:span text:style-name="T146">33h ...</text:span></text:p>
            <text:p><text:span text:style-name="T150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27">23&lt;NUL&gt;1</text:span></text:p>
          </table:table-cell>
          <table:table-cell/>
          <table:table-cell office:value-type="string" calcext:value-type="string">
            <text:p><text:span text:style-name="T140">(&lt;TS&gt;</text:span><text:span text:style-name="T152">)</text:span><text:span text:style-name="T153"> </text:span><text:span text:style-name="T188">(&gt;&gt;)</text:span><text:span text:style-name="T153"> </text:span><text:span text:style-name="T154">32h</text:span><text:span text:style-name="T130"> </text:span><text:span text:style-name="T154">33h</text:span><text:span text:style-name="T130"> </text:span><text:span text:style-name="T131">(2)</text:span></text:p>
            <text:p><text:span text:style-name="T140">(&lt;TS&gt;</text:span><text:span text:style-name="T189">)</text:span><text:span text:style-name="T133"> </text:span><text:span text:style-name="T134">(&gt;&gt;)</text:span><text:span text:style-name="T133"> </text:span><text:span text:style-name="T154">31h</text:span></text:p>
            <text:p><text:span text:style-name="T150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27">23&lt;NUL&gt;1</text:span></text:p>
          </table:table-cell>
          <table:table-cell/>
          <table:table-cell table:style-name="ce70" office:value-type="string" calcext:value-type="string">
            <text:p><text:span text:style-name="T195">(&lt;TS&gt;</text:span><text:span text:style-name="T144">)</text:span><text:span text:style-name="T145"> </text:span><text:span text:style-name="T176">(&gt;&gt;)</text:span><text:span text:style-name="T145"> </text:span><text:span text:style-name="T146">32h</text:span><text:span text:style-name="T147"> </text:span><text:span text:style-name="T146">33h</text:span><text:span text:style-name="T147"> </text:span><text:span text:style-name="T163">(2)</text:span></text:p>
            <text:p><text:span text:style-name="T195">(&lt;TS&gt;</text:span><text:span text:style-name="T196">)</text:span><text:span text:style-name="T197"> </text:span><text:span text:style-name="T198">(&gt;&gt;)</text:span><text:span text:style-name="T197"> </text:span><text:span text:style-name="T146">31h</text:span><text:span text:style-name="T147"> </text:span><text:span text:style-name="T146">32h</text:span><text:span text:style-name="T147"> </text:span><text:span text:style-name="T146">33h</text:span><text:span text:style-name="T147"> </text:span><text:span text:style-name="T163">(3)</text:span></text:p>
            <text:p><text:span text:style-name="T195">(&lt;TS&gt;</text:span><text:span text:style-name="T196">)</text:span><text:span text:style-name="T197"> </text:span><text:span text:style-name="T198">(&gt;&gt;)</text:span><text:span text:style-name="T197"> </text:span><text:span text:style-name="T146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27">In receiving terminal, disable [Settings... &gt; Advanced... &gt; Hide 0x00]</text:span></text:p>
            <text:p><text:span text:style-name="T127">Confirm</text:span></text:p>
          </table:table-cell>
          <table:table-cell/>
          <table:table-cell table:style-name="ce70" office:value-type="string" calcext:value-type="string">
            <text:p><text:span text:style-name="T195">(&lt;TS&gt;</text:span><text:span text:style-name="T144">)</text:span><text:span text:style-name="T145"> </text:span><text:span text:style-name="T176">(&gt;&gt;)</text:span><text:span text:style-name="T145"> </text:span><text:span text:style-name="T146">32h</text:span><text:span text:style-name="T147"> </text:span><text:span text:style-name="T146">33h</text:span><text:span text:style-name="T147"> </text:span><text:span text:style-name="T146">00h</text:span><text:span text:style-name="T147"> </text:span><text:span text:style-name="T163">(3)</text:span></text:p>
            <text:p><text:span text:style-name="T195">(&lt;TS&gt;</text:span><text:span text:style-name="T196">)</text:span><text:span text:style-name="T197"> </text:span><text:span text:style-name="T198">(&gt;&gt;)</text:span><text:span text:style-name="T197"> </text:span><text:span text:style-name="T146">31h</text:span><text:span text:style-name="T147"> </text:span><text:span text:style-name="T146">32h</text:span><text:span text:style-name="T147"> </text:span><text:span text:style-name="T146">33h</text:span><text:span text:style-name="T147"> </text:span><text:span text:style-name="T146">00h</text:span><text:span text:style-name="T147"> </text:span><text:span text:style-name="T163">(4)</text:span></text:p>
            <text:p><text:span text:style-name="T195">(&lt;TS&gt;</text:span><text:span text:style-name="T196">)</text:span><text:span text:style-name="T197"> </text:span><text:span text:style-name="T198">(&gt;&gt;)</text:span><text:span text:style-name="T197"> </text:span><text:span text:style-name="T146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27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27">Menu &gt; Receive &gt; Automatic Action &gt; Deactivate is disabled</text:span></text:p>
            <text:p><text:span text:style-name="T127">Menu &gt; Receive &gt; Automatic Action &gt; Trigger &gt; Use Text &amp; Co. Is disabled</text:span></text:p>
            <text:p><text:span text:style-name="T127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27">S</text:span>elect trigger = [Any Line]</text:p>
          </table:table-cell>
          <table:table-cell office:value-type="string" calcext:value-type="string">
            <text:p><text:span text:style-name="T127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27">Menu &gt; Receive</text:span> &gt; Automatic Action is checked now</text:p>
            <text:p><text:span text:style-name="T127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27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27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27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27">Trigger is still highlighted</text:span></text:p>
            <text:p><text:span text:style-name="T127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triggered</text:span></text:p>
            <text:p><text:span text:style-name="T127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27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27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7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27">Automatic action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27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219">123</text:span> AB <text:span text:style-name="T219">C456</text:span></text:p>
          </table:table-cell>
          <table:table-cell office:value-type="string" calcext:value-type="string">
            <text:p>Data sent and received</text:p>
            <text:p>Automatic action is triggered for <text:span text:style-name="T219">each of the two matches</text:span></text:p>
            <text:p><text:span text:style-name="T150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27">Disable [Whole Word]</text:span></text:p>
            <text:p><text:span text:style-name="T127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27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7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44">(&gt;&gt;)</text:span><text:span text:style-name="T145"> </text:span><text:span text:style-name="T146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27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44">(&gt;&gt;)</text:span><text:span text:style-name="T145"> </text:span><text:span text:style-name="T146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7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7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44">(&gt;&gt;)</text:span><text:span text:style-name="T145"> </text:span><text:span text:style-name="T146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7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152">(&gt;&gt;)</text:span><text:span text:style-name="T153"> </text:span><text:span text:style-name="T154">ABC</text:span></text:p>
            <text:p><text:span text:style-name="T189">(&gt;&gt;)</text:span><text:span text:style-name="T133"> </text:span><text:span text:style-name="T154">ABC</text:span></text:p>
            <text:p><text:span text:style-name="T189">(&gt;&gt;)</text:span><text:span text:style-name="T133"> </text:span><text:span text:style-name="T154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7">"xyz\!(NoEOL)"</text:span></text:p>
          </table:table-cell>
          <table:table-cell office:value-type="string" calcext:value-type="string">
            <text:p><text:span text:style-name="T127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27">"ABC\!(NoEOL)"</text:span></text:p>
          </table:table-cell>
          <table:table-cell office:value-type="string" calcext:value-type="string">
            <text:p><text:span text:style-name="T127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7">"xyz\!(NoEOL)"</text:span></text:p>
          </table:table-cell>
          <table:table-cell office:value-type="string" calcext:value-type="string">
            <text:p><text:span text:style-name="T127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44">(&gt;&gt;)</text:span><text:span text:style-name="T145"> </text:span><text:span text:style-name="T146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7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44">(&gt;&gt;)</text:span><text:span text:style-name="T145"> </text:span><text:span text:style-name="T146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7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152">(&gt;&gt;)</text:span><text:span text:style-name="T153"> </text:span><text:span text:style-name="T154">xyz</text:span></text:p>
            <text:p><text:span text:style-name="T189">(&gt;&gt;)</text:span><text:span text:style-name="T133"> </text:span><text:span text:style-name="T154">xyz</text:span></text:p>
            <text:p><text:span text:style-name="T189">(&gt;&gt;)</text:span><text:span text:style-name="T133"> </text:span><text:span text:style-name="T154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27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27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27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27">[Use Text] is selected</text:span></text:p>
            <text:p><text:span text:style-name="T127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27">[Use Text] is enabled and selected</text:span></text:p>
            <text:p><text:span text:style-name="T127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27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27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27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27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27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27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30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220">Action: [Line Chart (X = Time)]</text:span></text:p>
            <text:p/>
            <text:p><text:span text:style-name="T220">Trigger:</text:span></text:p>
            <text:p><text:span text:style-name="T221">(</text:span><text:span text:style-name="T220">(?:(?:19|20)\d\d-(?:0[1-9]|1[012])-(?:0[1-9]|[12]\d|3[01]))</text:span><text:span text:style-name="T222">T</text:span><text:span text:style-name="T223">(?:(?:[01]\d|2[0-3]):[0-5]\d:[0-5]\d)</text:span><text:span text:style-name="T224">)</text:span><text:span text:style-name="T223">\s+([-+]?(?:\d+(?:\.\d*)?|\.\d+))\s+([-+]?\d+)\s+([-+]?\d+)\s+([A-Z]{1})\s+</text:span>([A-Za-z]{3})</text:p>
            <text:p/>
            <text:p><text:span text:style-name="T182">Trigger in use is a modified combination of the predefined patterns:</text:span></text:p>
            <text:p><text:span text:style-name="T221">(</text:span><text:span text:style-name="T223">(?:(?:19|20)\d\d-(?:0[1-9]|1[012])-(?:0[1-9]|[12]\d|3[01]))</text:span><text:span text:style-name="T222">T</text:span><text:span text:style-name="T223">(?:(?:[01]\d|2[0-3]):[0-5]\d:[0-5]\d)</text:span><text:span text:style-name="T224">)</text:span></text:p>
            <text:p><text:span text:style-name="T225">                                                                                                                                                                 </text:span><text:span text:style-name="T226">\s+([-+]?(?:\d+(?:\.\d*)?|\.\d+))</text:span></text:p>
            <text:p><text:span text:style-name="T225">                                                                                                                                                                                                                    </text:span><text:span text:style-name="T226">\s+([-+]?\d+)\s+([-+]?\d+)</text:span></text:p>
            <text:p><text:span text:style-name="T225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226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3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220">Action: [Line Chart]</text:span></text:p>
            <text:p/>
            <text:p><text:span text:style-name="T220">Trigger:</text:span></text:p>
            <text:p><text:span text:style-name="T127">([-+]?(?:\d+(?:\.\d*)?|\.\d+))\s+([-+]?\d+)\s+([-+]?\d+)\s+([A-Z]{1})\s+</text:span>([A-Za-z]{3})</text:p>
            <text:p/>
            <text:p><text:span text:style-name="T182">Trigger in use is a modified combination of the predefined patterns:</text:span></text:p>
            <text:p><text:span text:style-name="T150">([-+]?(?:\d+(?:\.\d*)?|\.\d+))</text:span></text:p>
            <text:p><text:span text:style-name="T225">                                               </text:span><text:span text:style-name="T226">\s+([-+]?\d+)\s+([-+]?\d+)</text:span></text:p>
            <text:p><text:span text:style-name="T225">                                                                                          </text:span><text:span text:style-name="T226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27">Menu &gt; Send &gt; Automatic Response &gt; Deactivate is disabled</text:span></text:p>
            <text:p><text:span text:style-name="T127">Menu &gt; Send &gt; Automatic Response &gt; Trigger &gt; Use Text is disabled</text:span></text:p>
            <text:p><text:span text:style-name="T127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27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27">Trigger is still highlighted</text:span></text:p>
            <text:p><text:span text:style-name="T127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27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7">Automatic response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27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27">Automatic response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27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7">Automatic response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7">Automatic response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7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7">Automatic response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7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27">Automatic response is triggered</text:span></text:p>
            <text:p><text:span text:style-name="T127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27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219">123</text:span> AB <text:span text:style-name="T219">C456</text:span></text:p>
          </table:table-cell>
          <table:table-cell office:value-type="string" calcext:value-type="string">
            <text:p>Data sent and received</text:p>
            <text:p><text:span text:style-name="T127">Automatic response</text:span> is triggered for <text:span text:style-name="T219">each of the two matches</text:span></text:p>
            <text:p><text:span text:style-name="T150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27">Send:</text:span></text:p>
            <text:p><text:span text:style-name="T127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27">Automatic response</text:span> is triggered for <text:span text:style-name="T219">all 24 matches</text:span></text:p>
            <text:p><text:span text:style-name="T150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27">Clear sending terminal [Ctrl+L]</text:span></text:p>
            <text:p><text:span text:style-name="T127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27">Automatic response</text:span> is triggered for <text:span text:style-name="T219">all 24 matches</text:span></text:p>
            <text:p><text:span text:style-name="T150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27">Automatic response</text:span> is triggered for <text:span text:style-name="T219">all 24 matches</text:span></text:p>
            <text:p><text:span text:style-name="T150">Trigger is highlighted</text:span></text:p>
          </table:table-cell>
          <table:table-cell office:value-type="string" calcext:value-type="string">
            <text:p/>
            <text:p><text:span text:style-name="T164">...ABC</text:span><text:span text:style-name="T232"> </text:span><text:span text:style-name="T218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27">Automatic response</text:span> is triggered for <text:span text:style-name="T219">all 24 matches</text:span></text:p>
            <text:p><text:span text:style-name="T150">Trigger is highlighted</text:span></text:p>
          </table:table-cell>
          <table:table-cell office:value-type="string" calcext:value-type="string">
            <text:p/>
            <text:p><text:span text:style-name="T164">...ABC</text:span><text:span text:style-name="T168"> </text:span><text:span text:style-name="T169">(72) </text:span><text:span text:style-name="T218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27">Automatic response</text:span> is triggered for <text:span text:style-name="T219">all 24 matches</text:span></text:p>
            <text:p><text:span text:style-name="T150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2">
          <table:table-cell table:number-columns-repeated="4"/>
          <table:table-cell office:value-type="string" calcext:value-type="string">
            <text:p><text:span text:style-name="T127">Send:</text:span></text:p>
            <text:p><text:span text:style-name="T127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27">Automatic response is triggered for </text:span><text:span text:style-name="T227">all 10 matches</text:span></text:p>
            <text:p><text:span text:style-name="T127">Automatic response</text:span> is composed from first 4 triggers</text:p>
            <text:p><text:span text:style-name="T150">Trigger is highlighted</text:span></text:p>
          </table:table-cell>
          <table:table-cell office:value-type="string" calcext:value-type="string">
            <text:p><text:span text:style-name="T138">123 ABC 456 789 0DE FGH IJK LMN OPQ RST UVW XYZ 123 ABC 456 789 0DE FGH IJK LMN OPQ RST UVW XYZ</text:span></text:p>
            <text:p><text:span text:style-name="T161">$1$2$3$4</text:span></text:p>
            <text:p><text:span text:style-name="T161">$1$2$3$4</text:span></text:p>
            <text:p><text:span text:style-name="T161">$1$2$3$4</text:span></text:p>
            <text:p><text:span text:style-name="T161">$1$2$3$4</text:span></text:p>
            <text:p><text:span text:style-name="T161">$1$2$3$4</text:span></text:p>
            <text:p><text:span text:style-name="T161">$1$2$3$4</text:span></text:p>
            <text:p><text:span text:style-name="T161">$1$2$3$4</text:span></text:p>
            <text:p><text:span text:style-name="T161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2">
          <table:table-cell table:number-columns-repeated="4"/>
          <table:table-cell office:value-type="string" calcext:value-type="string">
            <text:p><text:span text:style-name="T127">Send:</text:span></text:p>
            <text:p><text:span text:style-name="T127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27">Automatic response is triggered for </text:span><text:span text:style-name="T227">all 10 matches</text:span></text:p>
            <text:p><text:span text:style-name="T127">Automatic response</text:span> is composed from first 4 triggers</text:p>
            <text:p><text:span text:style-name="T150">Trigger is highlighted</text:span></text:p>
          </table:table-cell>
          <table:table-cell office:value-type="string" calcext:value-type="string">
            <text:p><text:span text:style-name="T138">123 ABC 456 789 0DE FGH IJK LMN OPQ RST UVW XYZ 123 ABC 456 789 0DE FGH IJK LMN OPQ RST UVW XYZ</text:span></text:p>
            <text:p><text:span text:style-name="T161">1234567890</text:span></text:p>
            <text:p><text:span text:style-name="T161">1234567890</text:span></text:p>
            <text:p><text:span text:style-name="T161">1234567890</text:span></text:p>
            <text:p><text:span text:style-name="T161">1234567890</text:span></text:p>
            <text:p><text:span text:style-name="T161">1234567890</text:span></text:p>
            <text:p><text:span text:style-name="T161">1234567890</text:span></text:p>
            <text:p><text:span text:style-name="T161">1234567890</text:span></text:p>
            <text:p><text:span text:style-name="T161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27">Automatic response is triggered for </text:span><text:span text:style-name="T227">all 10 matches</text:span></text:p>
            <text:p><text:span text:style-name="T127">Automatic response</text:span> contains <text:span text:style-name="T228">error message</text:span></text:p>
            <text:p><text:span text:style-name="T150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27">Automatic response is triggered for </text:span><text:span text:style-name="T227">all 10 matches</text:span></text:p>
            <text:p><text:span text:style-name="T127">Automatic response</text:span> contains <text:span text:style-name="T228">error message</text:span></text:p>
            <text:p><text:span text:style-name="T150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229">   1 </text:span><text:span text:style-name="T230">S S       0.00 g</text:span></text:p>
            <text:p><text:span text:style-name="T229">   2 </text:span><text:span text:style-name="T230">S S       0.00 g</text:span></text:p>
            <text:p><text:span text:style-name="T229">   3 </text:span><text:span text:style-name="T230">S S       0.00 g</text:span></text:p>
            <text:p><text:span text:style-name="T231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3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29">...</text:span></text:p>
            <text:p><text:span text:style-name="T229"> 101 </text:span><text:span text:style-name="T230">S D       ?.?? g</text:span></text:p>
            <text:p><text:span text:style-name="T229"> 102 </text:span><text:span text:style-name="T230">S D       ?.?? g</text:span></text:p>
            <text:p><text:span text:style-name="T229"> 103 </text:span><text:span text:style-name="T230">S D       ?.?? g</text:span></text:p>
            <text:p><text:span text:style-name="T231">...</text:span></text:p>
            <text:p><text:span text:style-name="T150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3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50">Responses are no longer shown when unstable</text:span></text:p>
            <text:p><text:span text:style-name="T229">...</text:span></text:p>
            <text:p><text:span text:style-name="T229"> 201 </text:span><text:span text:style-name="T230">S S       ?.?? g</text:span></text:p>
            <text:p><text:span text:style-name="T229"> 202 </text:span><text:span text:style-name="T230">S S       ?.?? g</text:span></text:p>
            <text:p><text:span text:style-name="T229"> 203 </text:span><text:span text:style-name="T230">S S       ?.?? g</text:span></text:p>
            <text:p><text:span text:style-name="T231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27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233"> moving below, due to a limitation with '</text:span><text:span text:style-name="T234">FormWindowState</text:span><text:span text:style-name="T235">.Maximized</text:span><text:span text:style-name="T236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27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27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64" table:default-cell-style-name="ce45"/>
        <table:table-column table:style-name="co65" table:default-cell-style-name="ce45"/>
        <table:table-column table:style-name="co66" table:default-cell-style-name="ce45"/>
        <table:table-column table:style-name="co67" table:default-cell-style-name="ce45"/>
        <table:table-column table:style-name="co6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27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27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27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27">YAT 2.4.0 ~ 15000/s | 5000/s</text:span></text:p>
            <text:p>YAT 2.1.0 ~ 15000/s | 5000/s</text:p>
            <text:p>(<text:span text:style-name="T127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27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142">A</text:span><text:span text:style-name="T168">   </text:span><text:span text:style-name="T169"> </text:span><text:span text:style-name="T237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27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&lt;LF&gt;</text:span><text:span text:style-name="T238"> </text:span><text:span text:style-name="T16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9">(&lt;&lt;)</text:span><text:span text:style-name="T133"> </text:span><text:span text:style-name="T167">A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142">A</text:span><text:span text:style-name="T168">   </text:span><text:span text:style-name="T169"> </text:span><text:span text:style-name="T237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142">A</text:span><text:span text:style-name="T168"> </text:span><text:span text:style-name="T169">(1)</text:span><text:span text:style-name="T237">    in receiving terminal</text:span></text:p>
            <text:p><text:span text:style-name="T189">(&lt;&lt;)</text:span><text:span text:style-name="T133"> </text:span><text:span text:style-name="T167">X</text:span><text:span text:style-name="T192">&lt;CR&gt;&lt;LF&gt;</text:span><text:span text:style-name="T160"> </text:span><text:span text:style-name="T131">(3)</text:span></text:p>
          </table:table-cell>
          <table:table-cell table:number-columns-repeated="59"/>
        </table:table-row>
        <table:table-row table:style-name="ro37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142">A</text:span><text:span text:style-name="T168"> </text:span><text:span text:style-name="T169">(1)</text:span><text:span text:style-name="T237">    in receiving terminal</text:span></text:p>
            <text:p><text:span text:style-name="T189">(&lt;&lt;)</text:span><text:span text:style-name="T133"> </text:span><text:span text:style-name="T167">X</text:span><text:span text:style-name="T192">&lt;CR&gt;&lt;LF&gt;</text:span><text:span text:style-name="T160"> </text:span><text:span text:style-name="T131">(3)</text:span></text:p>
            <text:p><text:span text:style-name="T140">(&gt;&gt;)</text:span><text:span text:style-name="T141"> </text:span><text:span text:style-name="T239">&lt;CR&gt;&lt;LF&gt;</text:span><text:span text:style-name="T141"> </text:span><text:span text:style-name="T166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<text:span text:style-name="T127">In sending terminal:</text:span></text:p>
            <text:p>B</text:p>
            <text:p>[Enter]</text:p>
          </table:table-cell>
          <table:table-cell office:value-type="string" calcext:value-type="string">
            <text:p><text:span text:style-name="T140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gt;&gt;)</text:span><text:span text:style-name="T141"> </text:span><text:span text:style-name="T142">X</text:span><text:span text:style-name="T168"> </text:span><text:span text:style-name="T169">(1)</text:span></text:p>
            <text:p><text:span text:style-name="T140">(&lt;&lt;)</text:span><text:span text:style-name="T141"> </text:span><text:span text:style-name="T170">B</text:span><text:span text:style-name="T168"> </text:span><text:span text:style-name="T169">(1)</text:span>    in sending terminal</text:p>
            <text:p/>
            <text:p><text:span text:style-name="T140">(&gt;&gt;)</text:span><text:span text:style-name="T141"> </text:span><text:span text:style-name="T142">A</text:span><text:span text:style-name="T168"> </text:span><text:span text:style-name="T169">(1)</text:span><text:span text:style-name="T237">   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CR&gt;&lt;LF&gt;</text:span><text:span text:style-name="T141"> </text:span><text:span text:style-name="T166">(2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</table:table-cell>
          <table:table-cell table:number-columns-repeated="59"/>
        </table:table-row>
        <table:table-row table:style-name="ro3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0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gt;&gt;)</text:span><text:span text:style-name="T141"> </text:span><text:span text:style-name="T142">X</text:span><text:span text:style-name="T168"> </text:span><text:span text:style-name="T169">(1)</text:span></text:p>
            <text:p><text:span text:style-name="T140">(&lt;&lt;)</text:span><text:span text:style-name="T141"> </text:span><text:span text:style-name="T170">B</text:span><text:span text:style-name="T168"> </text:span><text:span text:style-name="T169">(1)</text:span></text:p>
            <text:p><text:span text:style-name="T140">(&gt;&gt;)</text:span><text:span text:style-name="T141"> </text:span><text:span text:style-name="T142">X</text:span><text:span text:style-name="T168"> </text:span><text:span text:style-name="T169">(1)</text:span>    in sending terminal</text:p>
            <text:p/>
            <text:p><text:span text:style-name="T140">(&gt;&gt;)</text:span><text:span text:style-name="T141"> </text:span><text:span text:style-name="T142">A</text:span><text:span text:style-name="T168"> </text:span><text:span text:style-name="T169">(1)</text:span><text:span text:style-name="T237">   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CR&gt;&lt;LF&gt;</text:span><text:span text:style-name="T141"> </text:span><text:span text:style-name="T166">(2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</table:table-cell>
          <table:table-cell table:number-columns-repeated="59"/>
        </table:table-row>
        <table:table-row table:style-name="ro40">
          <table:table-cell table:number-columns-repeated="3"/>
          <table:table-cell office:value-type="string" calcext:value-type="string">
            <text:p><text:span text:style-name="T127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40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gt;&gt;)</text:span><text:span text:style-name="T141"> </text:span><text:span text:style-name="T142">X</text:span><text:span text:style-name="T168"> </text:span><text:span text:style-name="T169">(1)</text:span></text:p>
            <text:p><text:span text:style-name="T140">(&lt;&lt;)</text:span><text:span text:style-name="T141"> </text:span><text:span text:style-name="T170">B</text:span><text:span text:style-name="T168"> </text:span><text:span text:style-name="T169">(1)</text:span></text:p>
            <text:p><text:span text:style-name="T140">(&gt;&gt;)</text:span><text:span text:style-name="T141"> </text:span><text:span text:style-name="T142">X</text:span><text:span text:style-name="T168"> </text:span><text:span text:style-name="T169">(1)</text:span></text:p>
            <text:p><text:span text:style-name="T140">(&lt;&lt;)</text:span><text:span text:style-name="T141">  </text:span><text:span text:style-name="T166">(0) </text:span>    in sending terminal</text:p>
            <text:p/>
            <text:p><text:span text:style-name="T140">(&gt;&gt;)</text:span><text:span text:style-name="T141"> </text:span><text:span text:style-name="T142">A</text:span><text:span text:style-name="T168"> </text:span><text:span text:style-name="T169">(1)</text:span><text:span text:style-name="T237">   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CR&gt;&lt;LF&gt;</text:span><text:span text:style-name="T141"> </text:span><text:span text:style-name="T166">(2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CR&gt;&lt;LF&gt;</text:span><text:span text:style-name="T141"> </text:span><text:span text:style-name="T166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4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0">(&lt;&lt;)</text:span><text:span text:style-name="T141"> </text:span><text:span text:style-name="T170">A</text:span><text:span text:style-name="T168"> </text:span><text:span text:style-name="T169">(1)</text:span></text:p>
            <text:p><text:span text:style-name="T140">(&gt;&gt;)</text:span><text:span text:style-name="T141"> </text:span><text:span text:style-name="T142">X</text:span><text:span text:style-name="T168"> </text:span><text:span text:style-name="T169">(1)</text:span></text:p>
            <text:p><text:span text:style-name="T140">(&lt;&lt;)</text:span><text:span text:style-name="T141"> </text:span><text:span text:style-name="T170">B</text:span><text:span text:style-name="T168"> </text:span><text:span text:style-name="T169">(1)</text:span></text:p>
            <text:p><text:span text:style-name="T140">(&gt;&gt;)</text:span><text:span text:style-name="T141"> </text:span><text:span text:style-name="T142">X</text:span><text:span text:style-name="T168"> </text:span><text:span text:style-name="T169">(1)</text:span></text:p>
            <text:p><text:span text:style-name="T140">(&lt;&lt;)</text:span><text:span text:style-name="T141">  </text:span><text:span text:style-name="T166">(0)</text:span></text:p>
            <text:p><text:span text:style-name="T140">(&lt;&lt;)</text:span><text:span text:style-name="T141"> </text:span><text:span text:style-name="T170">B</text:span><text:span text:style-name="T168"> </text:span><text:span text:style-name="T169">(1)</text:span>    in sending terminal</text:p>
            <text:p/>
            <text:p><text:span text:style-name="T140">(&gt;&gt;)</text:span><text:span text:style-name="T141"> </text:span><text:span text:style-name="T142">A</text:span><text:span text:style-name="T168"> </text:span><text:span text:style-name="T169">(1)</text:span><text:span text:style-name="T237">   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CR&gt;&lt;LF&gt;</text:span><text:span text:style-name="T141"> </text:span><text:span text:style-name="T166">(2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CR&gt;&lt;LF&gt;</text:span><text:span text:style-name="T141"> </text:span><text:span text:style-name="T166">(2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9">(&lt;&lt;)</text:span><text:span text:style-name="T133"> </text:span><text:span text:style-name="T167">A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142">A</text:span><text:span text:style-name="T168">   </text:span><text:span text:style-name="T169"> </text:span><text:span text:style-name="T237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27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8"> </text:span><text:span text:style-name="T169">(2)</text:span><text:span text:style-name="T237">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27">In sending terminal:</text:span></text:p>
            <text:p>&lt;LF&gt;</text:p>
          </table:table-cell>
          <table:table-cell table:number-columns-repeated="60"/>
        </table:table-row>
        <table:table-row table:style-name="ro3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8"> </text:span><text:span text:style-name="T169">(2)</text:span><text:span text:style-name="T241"> </text:span><text:span text:style-name="T237">in receiving terminal</text:span></text:p>
            <text:p><text:span text:style-name="T242">(&lt;&lt;)</text:span><text:span text:style-name="T243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LF&gt;</text:span><text:span text:style-name="T141"> </text:span><text:span text:style-name="T166">(1)</text:span></text:p>
          </table:table-cell>
          <table:table-cell office:value-type="string" calcext:value-type="string">
            <text:p/>
            <text:p>&lt;LF&gt; must not be shown (<text:span text:style-name="T127">was the case until YAT 2.0.0)</text:span>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</text:p>
            <text:p><text:span text:style-name="T189">(&lt;&lt;)</text:span><text:span text:style-name="T133"> </text:span><text:span text:style-name="T167">B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8"> </text:span><text:span text:style-name="T169">(2)</text:span><text:span text:style-name="T241"> </text:span><text:span text:style-name="T237">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LF&gt;</text:span><text:span text:style-name="T141"> </text:span><text:span text:style-name="T166">(1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 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239">&lt;CR&gt; </text:span><text:span text:style-name="T24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4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2">(&gt;&gt;)</text:span><text:span text:style-name="T153"> </text:span><text:span text:style-name="T154">X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239">&lt;CR&gt;</text:span><text:span text:style-name="T141"> </text:span><text:span text:style-name="T166">(1)</text:span><text:span text:style-name="T244"> 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27">In sending terminal:</text:span></text:p>
            <text:p>&lt;LF&gt;</text:p>
          </table:table-cell>
          <table:table-cell table:number-columns-repeated="60"/>
        </table:table-row>
        <table:table-row table:style-name="ro3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gt;&gt;)</text:span><text:span text:style-name="T153"> </text:span><text:span text:style-name="T154">X</text:span><text:span text:style-name="T130"> </text:span><text:span text:style-name="T131">(1)</text:span>    in sending terminal</text:p>
            <text:p><text:span text:style-name="T140">(&lt;&lt;)</text:span><text:span text:style-name="T141">  </text:span><text:span text:style-name="T166">(0)</text:span></text:p>
            <text:p/>
            <text:p><text:span text:style-name="T140">(&gt;&gt;)</text:span><text:span text:style-name="T141"> </text:span><text:span text:style-name="T239">&lt;CR&gt;</text:span><text:span text:style-name="T141"> </text:span><text:span text:style-name="T166">(1)</text:span><text:span text:style-name="T244">  in receiving terminal</text:span></text:p>
            <text:p><text:span text:style-name="T242">(&lt;&lt;)</text:span><text:span text:style-name="T243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LF&gt;</text:span><text:span text:style-name="T141"> </text:span><text:span text:style-name="T166">(1)</text:span></text:p>
          </table:table-cell>
          <table:table-cell table:number-columns-repeated="59"/>
        </table:table-row>
        <table:table-row table:style-name="ro3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2">(&gt;&gt;)</text:span><text:span text:style-name="T153"> </text:span><text:span text:style-name="T154">X</text:span><text:span text:style-name="T130"> </text:span><text:span text:style-name="T131">(1)</text:span></text:p>
            <text:p><text:span text:style-name="T140">(&lt;&lt;)</text:span><text:span text:style-name="T141">  </text:span><text:span text:style-name="T166">(0)</text:span></text:p>
            <text:p><text:span text:style-name="T189">(&lt;&lt;)</text:span><text:span text:style-name="T133"> </text:span><text:span text:style-name="T167">B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239">&lt;CR&gt;</text:span><text:span text:style-name="T141"> </text:span><text:span text:style-name="T166">(1)</text:span><text:span text:style-name="T244"> 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239">&lt;LF&gt;</text:span><text:span text:style-name="T141"> </text:span><text:span text:style-name="T166">(1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89">(&lt;&lt;)</text:span><text:span text:style-name="T133"> </text:span><text:span text:style-name="T167">A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142">A</text:span><text:span text:style-name="T168">   </text:span><text:span text:style-name="T169"> </text:span><text:span text:style-name="T237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27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8"> </text:span><text:span text:style-name="T169">(2)</text:span><text:span text:style-name="T237">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27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</text:p>
            <text:p><text:span text:style-name="T189">(&lt;&lt;)</text:span><text:span text:style-name="T133"> </text:span><text:span text:style-name="T190">&lt;CR&gt;</text:span><text:span text:style-name="T167">B</text:span><text:span text:style-name="T192">&lt;LF&gt;</text:span> 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8"> </text:span><text:span text:style-name="T169">(2)</text:span><text:span text:style-name="T237"> in receiving terminal</text:span></text:p>
            <text:p><text:span text:style-name="T242">(&lt;&lt;)</text:span><text:span text:style-name="T243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142">B</text:span><text:span text:style-name="T143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A</text:span><text:span text:style-name="T130"> </text:span><text:span text:style-name="T131">(1)</text:span></text:p>
            <text:p><text:span text:style-name="T189">(&gt;&gt;)</text:span><text:span text:style-name="T133"> </text:span><text:span text:style-name="T154">X</text:span><text:span text:style-name="T130"> </text:span><text:span text:style-name="T131">(1)</text:span></text:p>
            <text:p><text:span text:style-name="T189">(&lt;&lt;)</text:span><text:span text:style-name="T133"> </text:span><text:span text:style-name="T190">&lt;CR&gt;</text:span><text:span text:style-name="T167">B</text:span><text:span text:style-name="T192">&lt;LF&gt;</text:span><text:span text:style-name="T160"> </text:span><text:span text:style-name="T131">(3)</text:span>  in sending terminal</text:p>
            <text:p/>
            <text:p><text:span text:style-name="T140">(&gt;&gt;)</text:span><text:span text:style-name="T141"> </text:span><text:span text:style-name="T142">A</text:span><text:span text:style-name="T143">&lt;CR&gt;</text:span><text:span text:style-name="T238"> </text:span><text:span text:style-name="T169">(2)</text:span><text:span text:style-name="T237"> in receiving terminal</text:span></text:p>
            <text:p><text:span text:style-name="T242">(&lt;&lt;)</text:span><text:span text:style-name="T243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142">B</text:span><text:span text:style-name="T143">&lt;LF&gt;&lt;CR&gt;&lt;LF&gt;</text:span><text:span text:style-name="T238"> </text:span><text:span text:style-name="T169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52">(&lt;&lt;)</text:span><text:span text:style-name="T153"> </text:span><text:span text:style-name="T167"> </text:span><text:span text:style-name="T130">   </text:span><text:span text:style-name="T131"> </text:span>    in sending terminal</text:p>
            <text:p/>
            <text:p><text:span text:style-name="T140">(&gt;&gt;)</text:span><text:span text:style-name="T141"> </text:span><text:span text:style-name="T239">&lt;CR&gt; </text:span><text:span text:style-name="T24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4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2">(&gt;&gt;)</text:span><text:span text:style-name="T153"> </text:span><text:span text:style-name="T154">X</text:span><text:span text:style-name="T130"> </text:span><text:span text:style-name="T131">(1)</text:span>    in sending terminal</text:p>
            <text:p/>
            <text:p><text:span text:style-name="T140">(&gt;&gt;)</text:span><text:span text:style-name="T141"> </text:span><text:span text:style-name="T239">&lt;CR&gt;</text:span><text:span text:style-name="T141"> </text:span><text:span text:style-name="T166">(1)</text:span><text:span text:style-name="T244">  in receiving terminal</text:span></text:p>
            <text:p><text:span text:style-name="T140">(&lt;&lt;)</text:span><text:span text:style-name="T141"> </text:span><text:span text:style-name="T170">X</text:span><text:span text:style-name="T240">&lt;CR&gt;&lt;LF&gt;</text:span><text:span text:style-name="T238"> </text:span><text:span text:style-name="T169">(3)</text:span></text:p>
          </table:table-cell>
          <table:table-cell table:number-columns-repeated="59"/>
        </table:table-row>
        <table:table-row table:style-name="ro37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52">(&gt;&gt;)</text:span><text:span text:style-name="T153"> </text:span><text:span text:style-name="T154">X</text:span><text:span text:style-name="T130"> </text:span><text:span text:style-name="T131">(1)</text:span></text:p>
            <text:p><text:span text:style-name="T189">(&lt;&lt;)</text:span><text:span text:style-name="T133"> </text:span><text:span text:style-name="T190">&lt;CR&gt;</text:span><text:span text:style-name="T167">B</text:span><text:span text:style-name="T130"> </text:span><text:span text:style-name="T131">(2)</text:span>  in sending terminal</text:p>
            <text:p/>
            <text:p><text:span text:style-name="T140">(&gt;&gt;)</text:span><text:span text:style-name="T141"> </text:span><text:span text:style-name="T239">&lt;CR&gt;</text:span><text:span text:style-name="T141"> </text:span><text:span text:style-name="T166">(1)</text:span><text:span text:style-name="T244">  in receiving terminal</text:span></text:p>
            <text:p><text:span text:style-name="T242">(&lt;&lt;)</text:span><text:span text:style-name="T243"> </text:span><text:span text:style-name="T170">X</text:span><text:span text:style-name="T240">&lt;CR&gt;&lt;LF&gt;</text:span><text:span text:style-name="T238"> </text:span><text:span text:style-name="T169">(3)</text:span></text:p>
            <text:p><text:span text:style-name="T140">(&gt;&gt;)</text:span><text:span text:style-name="T141"> </text:span><text:span text:style-name="T142">B</text:span><text:span text:style-name="T143">&lt;CR&gt;&lt;LF&gt;</text:span><text:span text:style-name="T238"> </text:span><text:span text:style-name="T169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152">(&lt;&lt;)</text:span><text:span text:style-name="T153"> </text:span><text:span text:style-name="T171">&lt;CR&gt;</text:span><text:span text:style-name="T153"> </text:span><text:span text:style-name="T188">(1)</text:span></text:p>
            <text:p><text:span text:style-name="T152">(&gt;&gt;)</text:span><text:span text:style-name="T153"> </text:span><text:span text:style-name="T154">X</text:span><text:span text:style-name="T155">&lt;CR&gt;&lt;LF&gt;</text:span><text:span text:style-name="T160"> </text:span><text:span text:style-name="T131">(3)</text:span></text:p>
            <text:p><text:span text:style-name="T189">(&lt;&lt;)</text:span><text:span text:style-name="T133"> </text:span><text:span text:style-name="T167">B</text:span><text:span text:style-name="T192">&lt;CR&gt;&lt;LF&gt;</text:span><text:span text:style-name="T160"> </text:span><text:span text:style-name="T131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27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27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7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5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5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27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27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37" table:default-cell-style-name="ce45"/>
        <table:table-column table:style-name="co51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4" office:value-type="string" calcext:value-type="string">
            <text:p><text:span text:style-name="T245">Note that display elements are text-only and no longer contain the underlying typed</text:span></text:p>
            <text:p><text:span text:style-name="T245">information such as the time stamp of the origin. Since the XML schema is strongly-</text:span></text:p>
            <text:p><text:span text:style-name="T245">typed again, the items need to be reconstructed. Not optimal, but simply a trade-off</text:span></text:p>
            <text:p><text:span text:style-name="T245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4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5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7">Exception details can be shown</text:span></text:p>
            <text:p>Exception contains inner exception (level1)</text:p>
            <text:p><text:span text:style-name="T127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5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7">Exception details can be shown</text:span></text:p>
            <text:p>Exception contains inner exception (level1)</text:p>
            <text:p><text:span text:style-name="T127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5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7">Exception details can be shown</text:span></text:p>
            <text:p>Exception contains inner exception (level1)</text:p>
            <text:p><text:span text:style-name="T127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5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5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7">Exception details can be shown</text:span></text:p>
            <text:p>Exception contains inner exception (level1)</text:p>
            <text:p><text:span text:style-name="T127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5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5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5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5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27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slightly above the right end of the 2<text:span text:style-name="T125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slightly above the right end of the 3<text:span text:style-name="T125">rd</text:span> line</text:p>
          </table:table-cell>
          <table:table-cell office:value-type="string" calcext:value-type="string">
            <text:p>Repeat steps above, except <text:span text:style-name="T246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1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27">     LocalUserSettings.General.AutoSaveWorkspace = true</text:span></text:p>
            <text:p><text:span text:style-name="T127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27">...YAT.Model.Test.FileHandlingTest.TestSequenceOfUseCases_6_through_9_()::UC9 with a third main.</text:span></text:p>
            <text:p/>
            <text:p><text:span text:style-name="T127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20:15:19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5H58M11S</meta:editing-duration>
    <meta:editing-cycles>683</meta:editing-cycles>
    <meta:generator>LibreOffice/6.4.3.2$Windows_X86_64 LibreOffice_project/747b5d0ebf89f41c860ec2a39efd7cb15b54f2d8</meta:generator>
    <dc:date>2021-01-25T20:20:30.922000000</dc:date>
    <meta:print-date>2013-02-02T14:44:49.07</meta:print-date>
    <meta:document-statistic meta:table-count="13" meta:cell-count="2649" meta:object-count="0"/>
    <meta:user-defined meta:name="Info 1"/>
    <meta:user-defined meta:name="Info 2"/>
    <meta:user-defined meta:name="Info 3"/>
    <meta:user-defined meta:name="Info 4"/>
  </office:meta>
</office:document-meta>
</file>